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4.941cm" style:rel-column-width="19048*"/>
    </style:style>
    <style:style style:name="Tabelle33.B" style:family="table-column">
      <style:table-column-properties style:column-width="12.06cm" style:rel-column-width="46487*"/>
    </style:style>
    <style:style style:name="Tabelle3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3.B1" style:family="table-cell">
      <style:table-cell-properties fo:background-color="#e6e6e6" fo:padding="0.199cm" fo:border="0.05pt solid #000000">
        <style:background-image/>
      </style:table-cell-properties>
    </style:style>
    <style:style style:name="Tabelle33.A2" style:family="table-cell">
      <style:table-cell-properties fo:background-color="#e6e6e6" fo:padding="0.199cm" fo:border-left="0.05pt solid #000000" fo:border-right="none" fo:border-top="none" fo:border-bottom="0.05pt solid #000000">
        <style:background-image/>
      </style:table-cell-properties>
    </style:style>
    <style:style style:name="Tabelle3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960*"/>
    </style:style>
    <style:style style:name="Tabelle10.B" style:family="table-column">
      <style:table-column-properties style:column-width="2.736cm" style:rel-column-width="1551*"/>
    </style:style>
    <style:style style:name="Tabelle10.C" style:family="table-column">
      <style:table-column-properties style:column-width="10.807cm" style:rel-column-width="6127*"/>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989*"/>
    </style:style>
    <style:style style:name="Tabelle15.B" style:family="table-column">
      <style:table-column-properties style:column-width="4.309cm" style:rel-column-width="2443*"/>
    </style:style>
    <style:style style:name="Tabelle15.C" style:family="table-column">
      <style:table-column-properties style:column-width="9.183cm" style:rel-column-width="5206*"/>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background-color="transparent"/>
    </style:style>
    <style:style style:name="P23" style:family="paragraph" style:parent-style-name="Frame_20_contents">
      <style:text-properties fo:color="#000000"/>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color="#000000"/>
    </style:style>
    <style:style style:name="P29" style:family="paragraph" style:parent-style-name="Frame_20_contents">
      <style:paragraph-properties fo:line-height="0.6cm" fo:background-color="transparent">
        <style:tab-stops/>
        <style:background-image/>
      </style:paragraph-properties>
      <style:text-properties fo:color="#000000"/>
    </style:style>
    <style:style style:name="P30" style:family="paragraph" style:parent-style-name="Standard">
      <style:paragraph-properties fo:text-align="start" style:justify-single-word="false" fo:break-before="page"/>
      <style:text-properties fo:color="#000000" fo:font-size="6pt" style:font-size-asian="6pt" style:font-size-complex="6pt"/>
    </style:style>
    <style:style style:name="P31" style:family="paragraph" style:parent-style-name="Text_20_body">
      <style:paragraph-properties fo:margin-left="0.27cm" fo:margin-right="0.002cm" fo:text-indent="0cm" style:auto-text-indent="false"/>
    </style:style>
    <style:style style:name="P32" style:family="paragraph" style:parent-style-name="Text_20_body">
      <style:paragraph-properties fo:margin-left="0.27cm" fo:margin-right="0.002cm" fo:text-indent="0cm" style:auto-text-indent="false"/>
      <style:text-properties fo:color="#000000"/>
    </style:style>
    <style:style style:name="P33"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4"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5"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6" style:family="paragraph" style:parent-style-name="Text_20_body">
      <style:paragraph-properties fo:margin-left="0.277cm" fo:margin-right="0.005cm" fo:text-indent="0cm" style:auto-text-indent="false"/>
    </style:style>
    <style:style style:name="P37" style:family="paragraph" style:parent-style-name="Text_20_body">
      <style:paragraph-properties fo:margin-left="0.277cm" fo:margin-right="0.005cm" fo:text-indent="0cm" style:auto-text-indent="false"/>
      <style:text-properties fo:color="#000000"/>
    </style:style>
    <style:style style:name="P38"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39" style:family="paragraph" style:parent-style-name="Text_20_body">
      <style:paragraph-properties fo:margin-left="0.295cm" fo:margin-right="-0.007cm" fo:text-indent="0cm" style:auto-text-indent="false"/>
    </style:style>
    <style:style style:name="P40"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1"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3" style:family="paragraph" style:parent-style-name="Text_20_body">
      <style:paragraph-properties fo:margin-left="0.28cm" fo:margin-right="0.011cm" fo:text-indent="0cm" style:auto-text-indent="false"/>
    </style:style>
    <style:style style:name="P44"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5"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7" style:family="paragraph" style:parent-style-name="Text_20_body">
      <style:paragraph-properties fo:margin-left="0.265cm" fo:margin-right="-0.007cm" fo:text-indent="0cm" style:auto-text-indent="false"/>
    </style:style>
    <style:style style:name="P48" style:family="paragraph" style:parent-style-name="Text_20_body">
      <style:paragraph-properties fo:margin-left="0.265cm" fo:margin-right="-0.007cm" fo:text-indent="0cm" style:auto-text-indent="false"/>
      <style:text-properties fo:color="#000000"/>
    </style:style>
    <style:style style:name="P49"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51"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2"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3" style:family="paragraph" style:parent-style-name="Standard">
      <style:text-properties fo:color="#000000"/>
    </style:style>
    <style:style style:name="P54" style:family="paragraph" style:parent-style-name="Standard">
      <style:paragraph-properties fo:text-align="start" style:justify-single-word="false"/>
    </style:style>
    <style:style style:name="P55"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2">
      <style:text-properties style:font-name="Times New Roman" fo:font-size="12pt" style:font-size-asian="12pt" style:font-size-complex="12pt"/>
    </style:style>
    <style:style style:name="P59"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60" style:family="paragraph" style:parent-style-name="Text_20_body">
      <style:text-properties fo:color="#000000"/>
    </style:style>
    <style:style style:name="P61"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4"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65"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66" style:family="paragraph" style:parent-style-name="Frame_20_contents">
      <style:text-properties fo:color="#000000"/>
    </style:style>
    <style:style style:name="P67" style:family="paragraph" style:parent-style-name="Heading_20_1">
      <style:text-properties fo:color="#000000"/>
    </style:style>
    <style:style style:name="P68" style:family="paragraph" style:parent-style-name="Heading_20_1">
      <style:paragraph-properties>
        <style:tab-stops>
          <style:tab-stop style:position="0.27cm"/>
        </style:tab-stops>
      </style:paragraph-properties>
    </style:style>
    <style:style style:name="P69" style:family="paragraph" style:parent-style-name="Heading_20_1">
      <style:paragraph-properties>
        <style:tab-stops>
          <style:tab-stop style:position="0.24cm"/>
        </style:tab-stops>
      </style:paragraph-properties>
    </style:style>
    <style:style style:name="P70" style:family="paragraph" style:parent-style-name="Heading_20_1" style:master-page-name="Handbuchseite">
      <style:paragraph-properties style:page-number="1"/>
    </style:style>
    <style:style style:name="P71" style:family="paragraph" style:parent-style-name="Heading_20_3">
      <style:text-properties fo:color="#000000"/>
    </style:style>
    <style:style style:name="P72" style:family="paragraph" style:parent-style-name="Heading_20_3">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3" style:family="paragraph" style:parent-style-name="Heading_20_3">
      <style:paragraph-properties fo:margin-left="1.905cm" fo:margin-right="0cm" fo:text-indent="-1.27cm" style:auto-text-indent="false">
        <style:tab-stops/>
      </style:paragraph-properties>
      <style:text-properties fo:color="#000000"/>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T19"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2</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2: API <text:span text:style-name="T16">Reference</text:span></text:p>
      <text:p text:style-name="P11"/>
      <text:p text:style-name="P12">Copyright © Thomas Schmidt <text:s/>&lt;t.schmidt.p1 <text:span text:style-name="T17">at</text:span> freenet.de&gt;, 2013</text:p>
      <text:p text:style-name="P12">Last <text:span text:style-name="T16">changed</text:span>: 18.03.2013</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30"/>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74">1. <text:s/>Introduction<text:tab/>1</text:p>
          <text:p text:style-name="P74">2. <text:s/>Instancing the Web Service Client<text:tab/>2</text:p>
          <text:p text:style-name="P75"><text:s text:c="3"/>Parameters (Type, Required, Default)<text:tab/>3</text:p>
          <text:p text:style-name="P75"><text:s text:c="3"/>Instance Properties (Type, Default)<text:tab/>4</text:p>
          <text:p text:style-name="P74">3. <text:s/>ReadReq and WriteReq<text:tab/>6</text:p>
          <text:p text:style-name="P76"><text:s text:c="2"/>3.1 Read Request<text:tab/>6</text:p>
          <text:p text:style-name="P75"><text:s text:c="3"/>Supported Data Types<text:tab/>8</text:p>
          <text:p text:style-name="P75"><text:s text:c="3"/>Parameters (Type, Required, Default)<text:tab/>9</text:p>
          <text:p text:style-name="P75"><text:s text:c="3"/>Item Parameters (Type, Required, Default)<text:tab/>10</text:p>
          <text:p text:style-name="P76"><text:s text:c="2"/>3.2 Write Request<text:tab/>11</text:p>
          <text:p text:style-name="P75"><text:s text:c="3"/>Supported Data Types<text:tab/>12</text:p>
          <text:p text:style-name="P75"><text:s text:c="3"/>Parameters (Type, Required, Default)<text:tab/>13</text:p>
          <text:p text:style-name="P75"><text:s text:c="3"/>Item Parameters (Type, Required, Default)<text:tab/>14</text:p>
          <text:p text:style-name="P74">4. <text:s/>SumReadRequest<text:tab/>15</text:p>
          <text:p text:style-name="P75"><text:s text:c="3"/>Supported Data Types<text:tab/>16</text:p>
          <text:p text:style-name="P75"><text:s text:c="3"/>Parameters (Type, Required, Default)<text:tab/>17</text:p>
          <text:p text:style-name="P75"><text:s text:c="3"/>Common Item Parameters (Type, Required, Default)<text:tab/>18</text:p>
          <text:p text:style-name="P75"><text:s text:c="3"/>Type Dependent Item Parameters (Type, Required, Default)<text:tab/>19</text:p>
          <text:p text:style-name="P74">5. <text:s/>Type Dependent Requests<text:tab/>20</text:p>
          <text:p text:style-name="P76"><text:s text:c="2"/>5.1 Read Requests<text:tab/>20</text:p>
          <text:p text:style-name="P75"><text:s text:c="3"/>Supported Data Types<text:tab/>22</text:p>
          <text:p text:style-name="P75"><text:s text:c="3"/>Common Parameters (Type, Required, Default)<text:tab/>23</text:p>
          <text:p text:style-name="P75"><text:s text:c="3"/>Type Dependent Parameters (Type, Required, Default)<text:tab/>24</text:p>
          <text:p text:style-name="P76"><text:s text:c="2"/>5.2 Write Requests<text:tab/>25</text:p>
          <text:p text:style-name="P75"><text:s text:c="3"/>Supported Data Types<text:tab/>26</text:p>
          <text:p text:style-name="P75"><text:s text:c="3"/>Common Parameters (Type, Required, Default)<text:tab/>27</text:p>
          <text:p text:style-name="P75"><text:s text:c="3"/>Type Dependent Parameters (Type, Required, Default)<text:tab/>28</text:p>
          <text:p text:style-name="P74">6. <text:s/>Arrays<text:tab/>29</text:p>
          <text:p text:style-name="P76"><text:s text:c="2"/>6.1 Read Requests<text:tab/>29</text:p>
          <text:p text:style-name="P75"><text:s text:c="3"/>Supported Data Types<text:tab/>30</text:p>
          <text:p text:style-name="P75"><text:s text:c="3"/>Common Parameters (Type, Required, Default)<text:tab/>32</text:p>
          <text:p text:style-name="P75"><text:s text:c="3"/>Type Dependent Parameters (Type, Required, Default)<text:tab/>33</text:p>
          <text:p text:style-name="P76"><text:soft-page-break/><text:s text:c="2"/>6.2 Write Requests<text:tab/>34</text:p>
          <text:p text:style-name="P75"><text:s text:c="3"/>Supported Data Types<text:tab/>35</text:p>
          <text:p text:style-name="P75"><text:s text:c="3"/>Common Parameters (Type, Required, Default)<text:tab/>36</text:p>
          <text:p text:style-name="P75"><text:s text:c="3"/>Type Dependent Parameters (Type, Required, Default)<text:tab/>37</text:p>
          <text:p text:style-name="P74">7. <text:s/>Structures<text:tab/>38</text:p>
          <text:p text:style-name="P76"><text:s text:c="2"/>7.1 Read Request<text:tab/>39</text:p>
          <text:p text:style-name="P75"><text:s text:c="3"/>Supported Data Types<text:tab/>42</text:p>
          <text:p text:style-name="P75"><text:s text:c="3"/>Parameters (Type, Required, Default)<text:tab/>43</text:p>
          <text:p text:style-name="P76"><text:s text:c="2"/>7.2 Write Request<text:tab/>45</text:p>
          <text:p text:style-name="P75"><text:s text:c="3"/>Supported Data Types<text:tab/>46</text:p>
          <text:p text:style-name="P75"><text:s text:c="3"/>Parameters (Type, Required, Default)<text:tab/>47</text:p>
          <text:p text:style-name="P74">8. <text:s/>Arrays Of Structures<text:tab/>48</text:p>
          <text:p text:style-name="P76"><text:s text:c="2"/>8.1 Read Request<text:tab/>48</text:p>
          <text:p text:style-name="P75"><text:s text:c="3"/>Supported Data Types<text:tab/>49</text:p>
          <text:p text:style-name="P75"><text:s text:c="3"/>Parameters (Type, Required, Default)<text:tab/>50</text:p>
          <text:p text:style-name="P76"><text:s text:c="2"/>8.2 Write Request<text:tab/>52</text:p>
          <text:p text:style-name="P75"><text:s text:c="3"/>Supported Data Types<text:tab/>53</text:p>
          <text:p text:style-name="P75"><text:s text:c="3"/>Parameters (Type, Required, Default)<text:tab/>54</text:p>
          <text:p text:style-name="P74">9. <text:s/>Other Methods<text:tab/>56</text:p>
          <text:p text:style-name="P76"><text:s text:c="2"/>9.1 Import/Export the Symbol Table<text:tab/>56</text:p>
          <text:p text:style-name="P75"><text:s text:c="3"/>Methods for Handling the Symbol Table (Type, Arguments, Return)<text:tab/>56</text:p>
          <text:p text:style-name="P76"><text:s text:c="2"/>9.2 Check the PLC State<text:tab/>56</text:p>
          <text:p text:style-name="P75"><text:s text:c="3"/>Methods for Reading the ADS State (Type, Arguments, Return)<text:tab/>56</text:p>
          <text:p text:style-name="P74">10. <text:s/>Type Dependent Parameters<text:tab/>57</text:p>
          <text:p text:style-name="P76"><text:s text:c="2"/>10.1 REAL and LREAL<text:tab/>57</text:p>
          <text:p text:style-name="P76"><text:s text:c="2"/>10.2 STRING<text:tab/>58</text:p>
          <text:p text:style-name="P76"><text:s text:c="2"/>10.3 TIME<text:tab/>60</text:p>
          <text:p text:style-name="P75"><text:s text:c="3"/>Formatting Instructions<text:tab/>62</text:p>
          <text:p text:style-name="P76"><text:s text:c="2"/>10.4 TOD, DT and DATE<text:tab/>63</text:p>
          <text:p text:style-name="P75"><text:s text:c="3"/>Formatting Instructions<text:tab/>65</text:p>
          <text:p text:style-name="P74">11. <text:s/>Debugging<text:tab/>66</text:p>
          <text:p text:style-name="P74">12. <text:s/>Tips &amp; Tricks<text:tab/>67</text:p>
        </text:index-body>
      </text:table-of-content>
      <text:p text:style-name="P54"/>
      <text:p text:style-name="Text_20_body"/>
      <text:h text:style-name="P70"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text:tab/>});</text:p><text:p text:style-name="P23"/></draw:text-box></draw:frame></text:p>
      <text:p text:style-name="P17"/>
      <text:p text:style-name="P17">Here is an example using more parameters:</text:p>
      <text:p text:style-name="P17"><draw:frame draw:style-name="fr3" draw:name="Rahmen2" text:anchor-type="paragraph" svg:width="16.828cm" draw:z-index="1"><draw:text-box fo:min-height="6.378cm"><text:p text:style-name="P23"/><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 text:c="7"/><text:tab/><text:tab/>amsPort: "802",</text:p><text:p text:style-name="P23"><text:s text:c="8"/><text:tab/><text:tab/>dataAlign4: true,</text:p><text:p text:style-name="P23"><text:tab/><text:tab/>language: en</text:p><text:p text:style-name="P23"><text:s/><text:tab/>});</text:p><text:p text:style-name="P23"/></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8">amsNetId </text:span><text:span text:style-name="T12">(s</text:span>tring, required, undefined)</text:p>
            <text:p text:style-name="P36">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6">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6">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36">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6">Set the language for names of days and months. This option is used for the formatted output of dates.</text:p>
          </table:table-cell>
        </table:table-row>
        <table:table-row>
          <table:table-cell table:style-name="Tabelle1.A2" office:value-type="string">
            <text:p text:style-name="Text_20_body"><text:span text:style-name="T2">servicePassword </text:span><text:span text:style-name="T3">(string, optional, null)</text:span></text:p>
            <text:p text:style-name="P55">The password of the service if the webserver requires authentication.</text:p>
          </table:table-cell>
        </table:table-row>
        <table:table-row>
          <table:table-cell table:style-name="Tabelle1.A2" office:value-type="string">
            <text:p text:style-name="Text_20_body"><text:span text:style-name="T2">serviceUrl </text:span><text:span text:style-name="T3">(string, required, undefined)</text:span></text:p>
            <text:p text:style-name="P36">The URL of the TcAdsWebservice.dll.</text:p>
          </table:table-cell>
        </table:table-row>
        <table:table-row>
          <table:table-cell table:style-name="Tabelle1.A2" office:value-type="string">
            <text:p text:style-name="Text_20_body"><text:span text:style-name="T2">serviceUser </text:span><text:span text:style-name="T3">(string, optional, null)</text:span></text:p>
            <text:p text:style-name="P36">The user of the service <text:span text:style-name="T12"><text:s/>if the webserver requires authentication.</text:span></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36">Synchronous XMLHttpRequests are used by default if this option is set to „true“. This means that a script waits until a request is finished. The option can be overridden by the „sync“ parameter of a request.</text:p>
          </table:table-cell>
        </table:table-row>
      </table:table>
      <text:p text:style-name="P18"/>
      <text:p text:style-name="P18"/>
      <text:h text:style-name="P71"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8">adsState </text:span><text:span text:style-name="T12">(number, null)</text:span></text:p>
            <text:p text:style-name="P64"><text:span text:style-name="T12">The ADS state of the PLC as a number. You have to update the state with the „readAdsState()“ method (see chapter 9.2).</text:span></text:p>
            <text:p text:style-name="Standard"><text:span text:style-name="T19"><text:s text:c="3"/></text:span><text:span text:style-name="T4"><text:s/>0: <text:s text:c="2"/>Invalid</text:span></text:p>
            <text:p text:style-name="P9"><text:span text:style-name="T9"><text:s text:c="4"/>1: <text:s text:c="2"/>Idle</text:span></text:p>
            <text:p text:style-name="P9"><text:span text:style-name="T9"><text:s text:c="4"/>2: <text:s text:c="2"/>Reset</text:span></text:p>
            <text:p text:style-name="P9"><text:span text:style-name="T9"><text:s text:c="4"/>3: <text:s text:c="2"/>Init</text:span></text:p>
            <text:p text:style-name="P9"><text:span text:style-name="T9"><text:s text:c="4"/>4: <text:s text:c="2"/>Start</text:span></text:p>
            <text:p text:style-name="P9"><text:span text:style-name="T9"><text:s text:c="4"/>5: <text:s text:c="2"/>Run</text:span></text:p>
            <text:p text:style-name="P9"><text:span text:style-name="T9"><text:s text:c="4"/>6: <text:s text:c="2"/>Stop</text:span></text:p>
            <text:p text:style-name="P9"><text:span text:style-name="T9"><text:s text:c="4"/>7: <text:s text:c="2"/>SaveConfig</text:span></text:p>
            <text:p text:style-name="P9"><text:span text:style-name="T9"><text:s text:c="4"/>8: <text:s text:c="2"/>LoadConfig</text:span></text:p>
            <text:p text:style-name="P9"><text:span text:style-name="T9"><text:s text:c="4"/>9: <text:s text:c="2"/>PowerFailure</text:span></text:p>
            <text:p text:style-name="P9"><text:span text:style-name="T9"><text:s text:c="4"/>10: PowerGood </text:span></text:p>
            <text:p text:style-name="P9"><text:span text:style-name="T9"><text:s text:c="4"/>11: Error</text:span></text:p>
            <text:p text:style-name="P9"><text:span text:style-name="T9"><text:s text:c="4"/>12: Shutdown</text:span></text:p>
            <text:p text:style-name="P9"><text:span text:style-name="T9"><text:s text:c="4"/>13: Suspend</text:span></text:p>
            <text:p text:style-name="P9"><text:span text:style-name="T9"><text:s text:c="4"/>14: Resume</text:span></text:p>
            <text:p text:style-name="P9"><text:span text:style-name="T9"><text:s text:c="4"/>15: Config</text:span></text:p>
            <text:p text:style-name="P9"><text:span text:style-name="T9"><text:s text:c="4"/>16: Reconfig</text:span></text:p>
            <text:p text:style-name="P9"><text:span text:style-name="T9"><text:s text:c="4"/>17: Maxstates</text:span></text:p>
          </table:table-cell>
        </table:table-row>
        <table:table-row>
          <table:table-cell table:style-name="Tabelle25.A2" office:value-type="string">
            <text:p text:style-name="Text_20_body"><text:span text:style-name="T8">adsStateTxt </text:span><text:span text:style-name="T12">(string, empty)</text:span></text:p>
            <text:p text:style-name="P65">The ADS state as text.</text:p>
          </table:table-cell>
        </table:table-row>
        <table:table-row>
          <table:table-cell table:style-name="Tabelle25.A2" office:value-type="string">
            <text:p text:style-name="Text_20_body"><text:span text:style-name="T8">deviceState </text:span><text:span text:style-name="T12">(number, null)</text:span></text:p>
            <text:p text:style-name="P65">The PLC device state as a number. <text:span text:style-name="T3">You have to update the state with the „readAdsState()“ method (see chapter 9.2).</text:span></text:p>
            <text:p text:style-name="Standard"><text:s text:c="4"/>0: Run</text:p>
            <text:p text:style-name="Standard"><text:s text:c="4"/>1: Stop</text:p>
          </table:table-cell>
        </table:table-row>
        <table:table-row>
          <table:table-cell table:style-name="Tabelle25.A2" office:value-type="string">
            <text:p text:style-name="Text_20_body"><text:span text:style-name="T2">dateNames </text:span><text:span text:style-name="T3">(object)</text:span></text:p>
            <text:p text:style-name="P64"><text:span text:style-name="T12">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span></text:p>
          </table:table-cell>
        </table:table-row>
        <table:table-row>
          <table:table-cell table:style-name="Tabelle25.A2" office:value-type="string">
            <text:p text:style-name="Text_20_body"><text:span text:style-name="T8">maxDropReq </text:span><text:span text:style-name="T12">(number, 10)</text:span></text:p>
            <text:p text:style-name="P34">The maximum number of dropped requests in conjunction with the „id“-parameter of the requests. When the number has been reached a new request is fired and the counter starts again.</text:p>
          </table:table-cell>
        </table:table-row>
        <text:soft-page-break/>
        <table:table-row>
          <table:table-cell table:style-name="Tabelle25.A2" office:value-type="string">
            <text:p text:style-name="Text_20_body"><text:span text:style-name="T8">maxStringLen </text:span><text:span text:style-name="T12">(number, 255)</text:span></text:p>
            <text:p text:style-name="P65">The maximum length of strings.</text:p>
          </table:table-cell>
        </table:table-row>
        <table:table-row>
          <table:table-cell table:style-name="Tabelle25.A2" office:value-type="string">
            <text:p text:style-name="Text_20_body"><text:span text:style-name="T8">useCheckBounds </text:span><text:span text:style-name="T12">(boolean, true)</text:span></text:p>
            <text:p text:style-name="P34">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h text:style-name="P72" text:outline-level="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7" text:outline-level="1"><text:soft-page-break/>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 at once.</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4"><draw:text-box fo:min-height="12.056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INT",</text:p><text:p text:style-name="P23"><text:tab/><text:tab/><text:tab/><text:tab/>jvar: "myVar1",</text:p><text:p text:style-name="P23"><text:s text:c="16"/><text:tab/><text:tab/>},{</text:p><text:p text:style-name="P23"><text:s text:c="20"/><text:tab/><text:tab/><text:tab/>type: "BOOL",</text:p><text:p text:style-name="P23"><text:tab/><text:tab/><text:tab/><text:tab/>jvar: "myVar2"</text:p><text:p text:style-name="P23"><text:s text:c="16"/><text:tab/><text:tab/>},{</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text:p>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3"/><text:p text:style-name="P23"><text:tab/>PLC.readReq({</text:p><text:p text:style-name="P23"><text:s text:c="12"/><text:tab/>addr: "%MB53",</text:p><text:p text:style-name="P23"><text:s text:c="12"/><text:tab/><text:tab/>items: [{</text:p><text:p text:style-name="P23"><text:s text:c="20"/><text:tab/><text:tab/><text:tab/>addr: 53,</text:p><text:p text:style-name="P23"><text:s text:c="20"/><text:tab/><text:tab/><text:tab/>type: "INT",</text:p><text:p text:style-name="P23"><text:tab/><text:tab/><text:tab/><text:tab/>jvar: "myVar1"</text:p><text:p text:style-name="P23"><text:s text:c="16"/><text:tab/><text:tab/>},{</text:p><text:p text:style-name="P23"><text:s text:c="20"/><text:tab/><text:tab/><text:tab/>addr: 59,</text:p><text:p text:style-name="P23"><text:s text:c="20"/><text:tab/><text:tab/><text:tab/>type: "BOOL",</text:p><text:p text:style-name="P23"><text:tab/><text:tab/><text:tab/><text:tab/>jvar: "myVar2"</text:p><text:p text:style-name="P23"><text:s text:c="16"/><text:tab/><text:tab/>},{</text:p><text:p text:style-name="P23"><text:s text:c="20"/><text:tab/><text:tab/><text:tab/>addr: 60,</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As you can see, the boolean variables are set to „%MB“ addresses. You can't access multiple boolean variables with „%MX“ adresses. I recommend to use the new SumReadRequest for this.</text:p>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4">Data Type</text:p>
          </table:table-cell>
          <table:table-cell table:style-name="Tabelle31.B1" office:value-type="string">
            <text:p text:style-name="P24">Note</text:p>
          </table:table-cell>
        </table:table-row>
        <table:table-row>
          <table:table-cell table:style-name="Tabelle31.A2" office:value-type="string">
            <text:p text:style-name="P26">BOOL</text:p>
          </table:table-cell>
          <table:table-cell table:style-name="Tabelle31.B2" office:value-type="string">
            <text:p text:style-name="P26"/>
          </table:table-cell>
        </table:table-row>
        <table:table-row>
          <table:table-cell table:style-name="Tabelle31.A2" office:value-type="string">
            <text:p text:style-name="P26">BYTE</text:p>
          </table:table-cell>
          <table:table-cell table:style-name="Tabelle31.B2" office:value-type="string">
            <text:p text:style-name="P26"/>
          </table:table-cell>
        </table:table-row>
        <table:table-row>
          <table:table-cell table:style-name="Tabelle31.A2" office:value-type="string">
            <text:p text:style-name="P26">WORD</text:p>
          </table:table-cell>
          <table:table-cell table:style-name="Tabelle31.B2" office:value-type="string">
            <text:p text:style-name="P26"/>
          </table:table-cell>
        </table:table-row>
        <table:table-row>
          <table:table-cell table:style-name="Tabelle31.A2" office:value-type="string">
            <text:p text:style-name="P26">DWORD</text:p>
          </table:table-cell>
          <table:table-cell table:style-name="Tabelle31.B2" office:value-type="string">
            <text:p text:style-name="P26"/>
          </table:table-cell>
        </table:table-row>
        <table:table-row>
          <table:table-cell table:style-name="Tabelle31.A2" office:value-type="string">
            <text:p text:style-name="P26">USINT</text:p>
          </table:table-cell>
          <table:table-cell table:style-name="Tabelle31.B2" office:value-type="string">
            <text:p text:style-name="P26"/>
          </table:table-cell>
        </table:table-row>
        <table:table-row>
          <table:table-cell table:style-name="Tabelle31.A2" office:value-type="string">
            <text:p text:style-name="P26">SINT</text:p>
          </table:table-cell>
          <table:table-cell table:style-name="Tabelle31.B2" office:value-type="string">
            <text:p text:style-name="P26"/>
          </table:table-cell>
        </table:table-row>
        <table:table-row>
          <table:table-cell table:style-name="Tabelle31.A2" office:value-type="string">
            <text:p text:style-name="P26">UINT</text:p>
          </table:table-cell>
          <table:table-cell table:style-name="Tabelle31.B2" office:value-type="string">
            <text:p text:style-name="P26"/>
          </table:table-cell>
        </table:table-row>
        <table:table-row>
          <table:table-cell table:style-name="Tabelle31.A2" office:value-type="string">
            <text:p text:style-name="P26">INT</text:p>
          </table:table-cell>
          <table:table-cell table:style-name="Tabelle31.B2" office:value-type="string">
            <text:p text:style-name="P26"/>
          </table:table-cell>
        </table:table-row>
        <table:table-row>
          <table:table-cell table:style-name="Tabelle31.A2" office:value-type="string">
            <text:p text:style-name="P26">INT1DP</text:p>
          </table:table-cell>
          <table:table-cell table:style-name="Tabelle31.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6">UDINT</text:p>
          </table:table-cell>
          <table:table-cell table:style-name="Tabelle31.B2" office:value-type="string">
            <text:p text:style-name="P26"/>
          </table:table-cell>
        </table:table-row>
        <table:table-row>
          <table:table-cell table:style-name="Tabelle31.A2" office:value-type="string">
            <text:p text:style-name="P26">DINT</text:p>
          </table:table-cell>
          <table:table-cell table:style-name="Tabelle31.B2" office:value-type="string">
            <text:p text:style-name="P26"/>
          </table:table-cell>
        </table:table-row>
        <table:table-row>
          <table:table-cell table:style-name="Tabelle31.A2" office:value-type="string">
            <text:p text:style-name="P26">TIME</text:p>
          </table:table-cell>
          <table:table-cell table:style-name="Tabelle31.B2" office:value-type="string">
            <text:p text:style-name="P26">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6">TOD</text:p>
          </table:table-cell>
          <table:table-cell table:style-name="Tabelle31.B2" office:value-type="string">
            <text:p text:style-name="P26">With a formatting information added time value is converted to a formatted string, otherwise the output is a date object.</text:p>
          </table:table-cell>
        </table:table-row>
        <table:table-row>
          <table:table-cell table:style-name="Tabelle31.A2" office:value-type="string">
            <text:p text:style-name="P26">DT</text:p>
          </table:table-cell>
          <table:table-cell table:style-name="Tabelle31.B2" office:value-type="string">
            <text:p text:style-name="P26">With a formatting information added time value is converted to a formatted string, otherwise the output is a date object.</text:p>
          </table:table-cell>
        </table:table-row>
        <table:table-row>
          <table:table-cell table:style-name="Tabelle31.A2" office:value-type="string">
            <text:p text:style-name="P26">DATE</text:p>
          </table:table-cell>
          <table:table-cell table:style-name="Tabelle31.B2" office:value-type="string">
            <text:p text:style-name="P26">With a formatting information added time value is converted to a formatted string, otherwise the output is a date object.</text:p>
          </table:table-cell>
        </table:table-row>
        <table:table-row>
          <table:table-cell table:style-name="Tabelle31.A2" office:value-type="string">
            <text:p text:style-name="P26">REAL</text:p>
          </table:table-cell>
          <table:table-cell table:style-name="Tabelle31.B2" office:value-type="string">
            <text:p text:style-name="P28">A value can be added to set the number of the decimal places. See chapter 9.</text:p>
          </table:table-cell>
        </table:table-row>
        <table:table-row>
          <table:table-cell table:style-name="Tabelle31.A2" office:value-type="string">
            <text:p text:style-name="P26">LREAL</text:p>
          </table:table-cell>
          <table:table-cell table:style-name="Tabelle31.B2" office:value-type="string">
            <text:p text:style-name="P28">A value can be added to set the number of the decimal places. See chapter 9.</text:p>
          </table:table-cell>
        </table:table-row>
        <table:table-row>
          <table:table-cell table:style-name="Tabelle31.A2" office:value-type="string">
            <text:p text:style-name="P26">STRING</text:p>
          </table:table-cell>
          <table:table-cell table:style-name="Tabelle31.B2" office:value-type="string">
            <text:p text:style-name="P26"/>
          </table:table-cell>
        </table:table-row>
      </table:table>
      <text:p text:style-name="P17"/>
      <text:h text:style-name="P71"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2">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1">If this option is set to true all internal used information of the request is written to the console.</text:p>
          </table:table-cell>
        </table:table-row>
        <table:table-row>
          <table:table-cell table:style-name="Tabelle2.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8">items</text:span><text:span text:style-name="T12"> (array, required, undefined)</text:span></text:p>
            <text:p text:style-name="P31">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5">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5">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1">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h text:style-name="P71"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2">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1">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1"><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1">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1">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3"/><text:p text:style-name="P23"><text:tab/>PLC.writeReq({</text:p><text:p text:style-name="P23"><text:s text:c="12"/><text:tab/>addr: "%MB105",</text:p><text:p text:style-name="P23"><text:s text:c="12"/><text:tab/><text:tab/>items: [{</text:p><text:p text:style-name="P23"><text:s text:c="20"/><text:tab/><text:tab/><text:tab/>type: "REAL",</text:p><text:p text:style-name="P23"><text:tab/><text:tab/><text:tab/><text:tab/>val: 234.12</text:p><text:p text:style-name="P23"><text:s text:c="16"/><text:tab/><text:tab/>},{</text:p><text:p text:style-name="P23"><text:s text:c="20"/><text:tab/><text:tab/><text:tab/>type: "STRING.10",</text:p><text:p text:style-name="P23"><text:tab/><text:tab/><text:tab/><text:tab/>val: "Hello"</text:p><text:p text:style-name="P23"><text:s text:c="16"/><text:tab/><text:tab/>},{</text:p><text:p text:style-name="P23"><text:s text:c="20"/><text:tab/><text:tab/><text:tab/>type: "BOOL",</text:p><text:p text:style-name="P23"><text:tab/><text:tab/><text:tab/><text:tab/>val: myVar3</text:p><text:p text:style-name="P23"><text:s text:c="16"/><text:tab/><text:tab/>},{</text:p><text:p text:style-name="P23"><text:s text:c="20"/><text:tab/><text:tab/><text:tab/>type: "BOOL",</text:p><text:p text:style-name="P23"><text:tab/><text:tab/><text:tab/><text:tab/>val: false</text:p><text:p text:style-name="P23"><text:s text:c="16"/><text:tab/><text:tab/>}]</text:p><text:p text:style-name="P23"><text:tab/><text:tab/>}</text:p><text:p text:style-name="P23"><text:tab/>);</text:p></draw:text-box></draw:frame></text:p>
      <text:p text:style-name="P17">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4">Data Type</text:p>
          </table:table-cell>
          <table:table-cell table:style-name="Tabelle32.B1" office:value-type="string">
            <text:p text:style-name="P24">Note</text:p>
          </table:table-cell>
        </table:table-row>
        <table:table-row>
          <table:table-cell table:style-name="Tabelle32.A2" office:value-type="string">
            <text:p text:style-name="P26">BOOL</text:p>
          </table:table-cell>
          <table:table-cell table:style-name="Tabelle32.B2" office:value-type="string">
            <text:p text:style-name="P26"/>
          </table:table-cell>
        </table:table-row>
        <table:table-row>
          <table:table-cell table:style-name="Tabelle32.A2" office:value-type="string">
            <text:p text:style-name="P26">BYTE</text:p>
          </table:table-cell>
          <table:table-cell table:style-name="Tabelle32.B2" office:value-type="string">
            <text:p text:style-name="P26"/>
          </table:table-cell>
        </table:table-row>
        <table:table-row>
          <table:table-cell table:style-name="Tabelle32.A2" office:value-type="string">
            <text:p text:style-name="P26">WORD</text:p>
          </table:table-cell>
          <table:table-cell table:style-name="Tabelle32.B2" office:value-type="string">
            <text:p text:style-name="P26"/>
          </table:table-cell>
        </table:table-row>
        <table:table-row>
          <table:table-cell table:style-name="Tabelle32.A2" office:value-type="string">
            <text:p text:style-name="P26">DWORD</text:p>
          </table:table-cell>
          <table:table-cell table:style-name="Tabelle32.B2" office:value-type="string">
            <text:p text:style-name="P26"/>
          </table:table-cell>
        </table:table-row>
        <table:table-row>
          <table:table-cell table:style-name="Tabelle32.A2" office:value-type="string">
            <text:p text:style-name="P26">USINT</text:p>
          </table:table-cell>
          <table:table-cell table:style-name="Tabelle32.B2" office:value-type="string">
            <text:p text:style-name="P26"/>
          </table:table-cell>
        </table:table-row>
        <table:table-row>
          <table:table-cell table:style-name="Tabelle32.A2" office:value-type="string">
            <text:p text:style-name="P26">SINT</text:p>
          </table:table-cell>
          <table:table-cell table:style-name="Tabelle32.B2" office:value-type="string">
            <text:p text:style-name="P26"/>
          </table:table-cell>
        </table:table-row>
        <table:table-row>
          <table:table-cell table:style-name="Tabelle32.A2" office:value-type="string">
            <text:p text:style-name="P26">UINT</text:p>
          </table:table-cell>
          <table:table-cell table:style-name="Tabelle32.B2" office:value-type="string">
            <text:p text:style-name="P26"/>
          </table:table-cell>
        </table:table-row>
        <table:table-row>
          <table:table-cell table:style-name="Tabelle32.A2" office:value-type="string">
            <text:p text:style-name="P26">INT</text:p>
          </table:table-cell>
          <table:table-cell table:style-name="Tabelle32.B2" office:value-type="string">
            <text:p text:style-name="P26"/>
          </table:table-cell>
        </table:table-row>
        <table:table-row>
          <table:table-cell table:style-name="Tabelle32.A2" office:value-type="string">
            <text:p text:style-name="P26">INT1DP</text:p>
          </table:table-cell>
          <table:table-cell table:style-name="Tabelle32.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6">UDINT</text:p>
          </table:table-cell>
          <table:table-cell table:style-name="Tabelle32.B2" office:value-type="string">
            <text:p text:style-name="P26"/>
          </table:table-cell>
        </table:table-row>
        <table:table-row>
          <table:table-cell table:style-name="Tabelle32.A2" office:value-type="string">
            <text:p text:style-name="P26">DINT</text:p>
          </table:table-cell>
          <table:table-cell table:style-name="Tabelle32.B2" office:value-type="string">
            <text:p text:style-name="P26"/>
          </table:table-cell>
        </table:table-row>
        <table:table-row>
          <table:table-cell table:style-name="Tabelle32.A2" office:value-type="string">
            <text:p text:style-name="P26">TIME</text:p>
          </table:table-cell>
          <table:table-cell table:style-name="Tabelle32.B2" office:value-type="string">
            <text:p text:style-name="P26">Without formatting the value must be specified in milliseconds. See chapter 9 for formatting parameters.</text:p>
          </table:table-cell>
        </table:table-row>
        <table:table-row>
          <table:table-cell table:style-name="Tabelle32.A2" office:value-type="string">
            <text:p text:style-name="P26">TOD</text:p>
          </table:table-cell>
          <table:table-cell table:style-name="Tabelle32.B2" office:value-type="string">
            <text:p text:style-name="P26">The value has to be a JS date object or a string (i.e. „21:33“).</text:p>
          </table:table-cell>
        </table:table-row>
        <table:table-row>
          <table:table-cell table:style-name="Tabelle32.A2" office:value-type="string">
            <text:p text:style-name="P26">DT</text:p>
          </table:table-cell>
          <table:table-cell table:style-name="Tabelle32.B2" office:value-type="string">
            <text:p text:style-name="P26">The value has to be a JS date object.</text:p>
          </table:table-cell>
        </table:table-row>
        <table:table-row>
          <table:table-cell table:style-name="Tabelle32.A2" office:value-type="string">
            <text:p text:style-name="P26">DATE</text:p>
          </table:table-cell>
          <table:table-cell table:style-name="Tabelle32.B2" office:value-type="string">
            <text:p text:style-name="P26">The value has to be a JS date object.</text:p>
          </table:table-cell>
        </table:table-row>
        <table:table-row>
          <table:table-cell table:style-name="Tabelle32.A2" office:value-type="string">
            <text:p text:style-name="P26">REAL</text:p>
          </table:table-cell>
          <table:table-cell table:style-name="Tabelle32.B2" office:value-type="string">
            <text:p text:style-name="P28"/>
          </table:table-cell>
        </table:table-row>
        <table:table-row>
          <table:table-cell table:style-name="Tabelle32.A2" office:value-type="string">
            <text:p text:style-name="P26">LREAL</text:p>
          </table:table-cell>
          <table:table-cell table:style-name="Tabelle32.B2" office:value-type="string">
            <text:p text:style-name="P28"/>
          </table:table-cell>
        </table:table-row>
        <table:table-row>
          <table:table-cell table:style-name="Tabelle32.A2" office:value-type="string">
            <text:p text:style-name="P26">STRING</text:p>
          </table:table-cell>
          <table:table-cell table:style-name="Tabelle32.B2" office:value-type="string">
            <text:p text:style-name="P26"/>
          </table:table-cell>
        </table:table-row>
      </table:table>
      <text:p text:style-name="P17"/>
      <text:p text:style-name="P17"/>
      <text:p text:style-name="P17"/>
      <text:p text:style-name="P17"/>
      <text:h text:style-name="P71"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2">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1">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8">items</text:span><text:span text:style-name="T12"> (array, required, undefined)</text:span></text:p>
            <text:p text:style-name="P31">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5">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5">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p text:style-name="P18"/>
      <text:p text:style-name="P18"/>
      <text:p text:style-name="P18"/>
      <text:h text:style-name="P71"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1">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1"><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 With V3.1 arrays, structures and arrays of structures are supported. </text:span><text:span text:style-name="T2">Access to variables is only possible by names, not by adresses</text:span><text:span text:style-name="T3">. </text:span></text:p>
      <text:p text:style-name="Text_20_body"><draw:frame draw:style-name="fr2" draw:name="Rahmen53" text:anchor-type="paragraph" svg:x="0.023cm" svg:y="0.452cm" svg:width="16.956cm" draw:z-index="47"><draw:text-box fo:min-height="15.813cm"><text:p text:style-name="P23"/><text:p text:style-name="P23"><text:tab/>PLC.sumReadReq({</text:p><text:p text:style-name="P23"><text:s text:c="12"/><text:tab/>items: [{</text:p><text:p text:style-name="P23"><text:s text:c="20"/><text:tab/><text:tab/>name: ".GlobalBoolVar",</text:p><text:p text:style-name="P23"><text:tab/><text:tab/><text:tab/>jvar: "myVar1"</text:p><text:p text:style-name="P23"><text:s text:c="16"/><text:tab/>},{</text:p><text:p text:style-name="P23"><text:s text:c="20"/><text:tab/><text:tab/>name: ".GlobalRealVar",</text:p><text:p text:style-name="P23"><text:tab/><text:tab/><text:tab/>dp: 2, </text:p><text:p text:style-name="P23"><text:tab/><text:tab/><text:tab/>jvar: "myVar2"</text:p><text:p text:style-name="P23"><text:s text:c="16"/><text:tab/>},{</text:p><text:p text:style-name="P23"><text:s text:c="20"/><text:tab/><text:tab/>name: "MAIN.DateVar",</text:p><text:p text:style-name="P23"><text:tab/><text:tab/><text:tab/>format: ''#DD#.#MM#.#YY#, #hh#:#mm",</text:p><text:p text:style-name="P23"><text:tab/><text:tab/><text:tab/>jvar: "myVar3"</text:p><text:p text:style-name="P23"><text:s text:c="16"/><text:tab/>},{</text:p><text:p text:style-name="P23"><text:s text:c="20"/><text:tab/><text:tab/>name: "MAIN.IntVar",</text:p><text:p text:style-name="P23"><text:tab/><text:tab/><text:tab/>type: "INT1DP",</text:p><text:p text:style-name="P23"><text:tab/><text:tab/><text:tab/>jvar: "myVar4"</text:p><text:p text:style-name="P23"><text:s text:c="16"/><text:tab/>},{</text:p><text:p text:style-name="P23"><text:s text:c="20"/><text:tab/><text:tab/>name: ".GlobalStringVar",</text:p><text:p text:style-name="P23"><text:tab/><text:tab/><text:tab/>jvar: "myVarX"</text:p><text:p text:style-name="P23"><text:s text:c="16"/><text:tab/>}</text:p><text:p text:style-name="P23"><text:tab/>});</text:p></draw:text-box></draw:frame></text:p>
      <text:h text:style-name="Heading_20_3" text:outline-level="3"><text:soft-page-break/>Supported Data Types</text:h>
      <table:table table:name="Tabelle33" table:style-name="Tabelle33">
        <table:table-column table:style-name="Tabelle33.A"/>
        <table:table-column table:style-name="Tabelle33.B"/>
        <table:table-row>
          <table:table-cell table:style-name="Tabelle33.A1" office:value-type="string">
            <text:p text:style-name="P24">Data Type</text:p>
          </table:table-cell>
          <table:table-cell table:style-name="Tabelle33.B1" office:value-type="string">
            <text:p text:style-name="P24">Note</text:p>
          </table:table-cell>
        </table:table-row>
        <table:table-row>
          <table:table-cell table:style-name="Tabelle33.A2" office:value-type="string">
            <text:p text:style-name="P26">BOOL</text:p>
          </table:table-cell>
          <table:table-cell table:style-name="Tabelle33.B2" office:value-type="string">
            <text:p text:style-name="P26"/>
          </table:table-cell>
        </table:table-row>
        <table:table-row>
          <table:table-cell table:style-name="Tabelle33.A2" office:value-type="string">
            <text:p text:style-name="P26">BYTE</text:p>
          </table:table-cell>
          <table:table-cell table:style-name="Tabelle33.B2" office:value-type="string">
            <text:p text:style-name="P26">Basically the same as „readUsint“.</text:p>
          </table:table-cell>
        </table:table-row>
        <table:table-row>
          <table:table-cell table:style-name="Tabelle33.A2" office:value-type="string">
            <text:p text:style-name="P26">WORD</text:p>
          </table:table-cell>
          <table:table-cell table:style-name="Tabelle33.B2" office:value-type="string">
            <text:p text:style-name="P26">Basically the same as „readUint“.</text:p>
          </table:table-cell>
        </table:table-row>
        <table:table-row>
          <table:table-cell table:style-name="Tabelle33.A2" office:value-type="string">
            <text:p text:style-name="P26">DWORD</text:p>
          </table:table-cell>
          <table:table-cell table:style-name="Tabelle33.B2" office:value-type="string">
            <text:p text:style-name="P26">Basically the same as „readUdint“.</text:p>
          </table:table-cell>
        </table:table-row>
        <table:table-row>
          <table:table-cell table:style-name="Tabelle33.A2" office:value-type="string">
            <text:p text:style-name="P26">USINT</text:p>
          </table:table-cell>
          <table:table-cell table:style-name="Tabelle33.B2" office:value-type="string">
            <text:p text:style-name="P26"/>
          </table:table-cell>
        </table:table-row>
        <table:table-row>
          <table:table-cell table:style-name="Tabelle33.A2" office:value-type="string">
            <text:p text:style-name="P26">SINT</text:p>
          </table:table-cell>
          <table:table-cell table:style-name="Tabelle33.B2" office:value-type="string">
            <text:p text:style-name="P26"/>
          </table:table-cell>
        </table:table-row>
        <table:table-row>
          <table:table-cell table:style-name="Tabelle33.A2" office:value-type="string">
            <text:p text:style-name="P26">UINT</text:p>
          </table:table-cell>
          <table:table-cell table:style-name="Tabelle33.B2" office:value-type="string">
            <text:p text:style-name="P26"/>
          </table:table-cell>
        </table:table-row>
        <table:table-row>
          <table:table-cell table:style-name="Tabelle33.A2" office:value-type="string">
            <text:p text:style-name="P26">INT</text:p>
          </table:table-cell>
          <table:table-cell table:style-name="Tabelle33.B2" office:value-type="string">
            <text:p text:style-name="P26"/>
          </table:table-cell>
        </table:table-row>
        <table:table-row>
          <table:table-cell table:style-name="Tabelle33.A2" office:value-type="string">
            <text:p text:style-name="P26">INT1DP</text:p>
          </table:table-cell>
          <table:table-cell table:style-name="Tabelle33.B2" office:value-type="string">
            <text:p text:style-name="P26">An INT converted to a variable with 1 decimal place,</text:p>
            <text:p text:style-name="P26">i.e. 637 in the PLC is 63.7 in the JavaScript variable.</text:p>
          </table:table-cell>
        </table:table-row>
        <table:table-row>
          <table:table-cell table:style-name="Tabelle33.A2" office:value-type="string">
            <text:p text:style-name="P26">UDINT</text:p>
          </table:table-cell>
          <table:table-cell table:style-name="Tabelle33.B2" office:value-type="string">
            <text:p text:style-name="P26"/>
          </table:table-cell>
        </table:table-row>
        <table:table-row>
          <table:table-cell table:style-name="Tabelle33.A2" office:value-type="string">
            <text:p text:style-name="P26">DINT</text:p>
          </table:table-cell>
          <table:table-cell table:style-name="Tabelle33.B2" office:value-type="string">
            <text:p text:style-name="P26"/>
          </table:table-cell>
        </table:table-row>
        <table:table-row>
          <table:table-cell table:style-name="Tabelle33.A2" office:value-type="string">
            <text:p text:style-name="P26">TIME</text:p>
          </table:table-cell>
          <table:table-cell table:style-name="Tabelle33.B2" office:value-type="string">
            <text:p text:style-name="P26">With the „format“-parameter set the time value is converted to a formatted string, otherwise the output is a string with a value in milliseconds.</text:p>
          </table:table-cell>
        </table:table-row>
        <table:table-row>
          <table:table-cell table:style-name="Tabelle33.A2" office:value-type="string">
            <text:p text:style-name="P26">TOD</text:p>
          </table:table-cell>
          <table:table-cell table:style-name="Tabelle33.B2" office:value-type="string">
            <text:p text:style-name="P26">With the „format“-parameter set the time value is converted to a formatted string, otherwise the output is a date object.</text:p>
          </table:table-cell>
        </table:table-row>
        <table:table-row>
          <table:table-cell table:style-name="Tabelle33.A2" office:value-type="string">
            <text:p text:style-name="P26">DT</text:p>
          </table:table-cell>
          <table:table-cell table:style-name="Tabelle33.B2" office:value-type="string">
            <text:p text:style-name="P26">With the „format“-parameter set the time value is converted to a formatted string, otherwise the output is a date object.</text:p>
          </table:table-cell>
        </table:table-row>
        <table:table-row>
          <table:table-cell table:style-name="Tabelle33.A2" office:value-type="string">
            <text:p text:style-name="P26">DATE</text:p>
          </table:table-cell>
          <table:table-cell table:style-name="Tabelle33.B2" office:value-type="string">
            <text:p text:style-name="P26">With the „format“-parameter set the time value is converted to a formatted string, otherwise the output is a date object.</text:p>
          </table:table-cell>
        </table:table-row>
        <table:table-row>
          <table:table-cell table:style-name="Tabelle33.A2" office:value-type="string">
            <text:p text:style-name="P26">REAL</text:p>
          </table:table-cell>
          <table:table-cell table:style-name="Tabelle33.B2" office:value-type="string">
            <text:p text:style-name="P26">Has a special formatting parameter „dp“ to set the number of the decimal places. <text:span text:style-name="T1">For issues with converting REAL variables see chapter 10.1.</text:span></text:p>
          </table:table-cell>
        </table:table-row>
        <table:table-row>
          <table:table-cell table:style-name="Tabelle33.A2" office:value-type="string">
            <text:p text:style-name="P26">LREAL</text:p>
          </table:table-cell>
          <table:table-cell table:style-name="Tabelle33.B2" office:value-type="string">
            <text:p text:style-name="P26">Has a special formatting parameter „dp“ to set the number of the decimal places. </text:p>
          </table:table-cell>
        </table:table-row>
        <table:table-row>
          <table:table-cell table:style-name="Tabelle33.A2" office:value-type="string">
            <text:p text:style-name="P26">STRING</text:p>
          </table:table-cell>
          <table:table-cell table:style-name="Tabelle33.B2" office:value-type="string">
            <text:p text:style-name="P26"/>
          </table:table-cell>
        </table:table-row>
        <table:table-row>
          <table:table-cell table:style-name="Tabelle33.A2" office:value-type="string">
            <text:p text:style-name="P26">User defined types</text:p>
          </table:table-cell>
          <table:table-cell table:style-name="Tabelle33.B2" office:value-type="string">
            <text:p text:style-name="P26">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1">If this option is set to true all internal used information of the request is written to the console.</text:p>
          </table:table-cell>
        </table:table-row>
        <table:table-row>
          <table:table-cell table:style-name="Tabelle17.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7.A2" office:value-type="string">
            <text:p text:style-name="Text_20_body"><text:span text:style-name="T8">items</text:span><text:span text:style-name="T12"> (array, required, undefined)</text:span></text:p>
            <text:p text:style-name="P31">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5">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5">A value of milliseconds for delaying the on-complete-function.</text:p>
          </table:table-cell>
        </table:table-row>
        <table:table-row>
          <table:table-cell table:style-name="Tabelle17.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h text:style-name="P71" text:outline-level="3"/>
      <text:p text:style-name="P17"/>
      <text:p text:style-name="P17"/>
      <text:p text:style-name="P17"/>
      <text:p text:style-name="Text_20_body"/>
      <text:p text:style-name="Text_20_body"/>
      <text:p text:style-name="Text_20_body"/>
      <text:h text:style-name="P71" text:outline-level="3"><text:soft-page-break/>Common Item Parameters<text:span text:style-name="T8"> (Type, Required, Default)</text:span></text:h>
      <table:table table:name="Tabelle26" table:style-name="Tabelle26">
        <table:table-column table:style-name="Tabelle26.A"/>
        <table:table-row>
          <table:table-cell table:style-name="Tabelle26.A1" office:value-type="string">
            <text:p text:style-name="P19"><text:span text:style-name="T1">name</text:span><text:span text:style-name="T3"> (string, </text:span><text:span text:style-name="T7">required</text:span><text:span text:style-name="T3">, undefined)</text:span></text:p>
            <text:p text:style-name="P33">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1">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1"><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1">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1">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3"><text:soft-page-break/>Type Dependent Item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48">For data types REAL and LREAL: The number of decimal places. For issues with converting REAL variables see chapter 10.1.</text:p>
          </table:table-cell>
        </table:table-row>
        <table:table-row>
          <table:table-cell table:style-name="Tabelle27.A2" office:value-type="string">
            <text:p text:style-name="Text_20_body"><text:span text:style-name="T8">def</text:span><text:span text:style-name="T3"> (object, required if the PLC variable is a structure or an array of structures, undefined)</text:span></text:p>
            <text:p text:style-name="P46">For structures and arrays of structures: An object containing information about the structure definition. See chapter 7.</text:p>
          </table:table-cell>
        </table:table-row>
        <table:table-row>
          <table:table-cell table:style-name="Tabelle27.A2" office:value-type="string">
            <text:p text:style-name="Text_20_body"><text:span text:style-name="T8">format</text:span><text:span text:style-name="T3"> (string, optional, undefined)</text:span></text:p>
            <text:p text:style-name="P47">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27.A2" office:value-type="string">
            <text:p text:style-name="Text_20_body"><text:span text:style-name="T8">strlen</text:span><text:span text:style-name="T3"> (number, optional, undefined)</text:span></text:p>
            <text:p text:style-name="P51">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7">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3"/><text:p text:style-name="P23"><text:tab/>PLC.readBool({</text:p><text:p text:style-name="P23"><text:s text:c="4"/><text:tab/><text:tab/>name: "MAIN.BoolVar",</text:p><text:p text:style-name="P23"><text:tab/><text:tab/>jvar: "myVar"</text:p><text:p text:style-name="P23"><text:s text:c="12"/>});</text:p><text:p text:style-name="P23"/></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3"/><text:p text:style-name="P23"><text:tab/>PLC.readBool({name: "MAIN.BoolVar", jvar: "myVar"});</text:p><text:p text:style-name="P23"/></draw:text-box></draw:frame><draw:frame draw:style-name="fr3" draw:name="Rahmen9" text:anchor-type="paragraph" svg:width="16.956cm" draw:z-index="5"><draw:text-box fo:min-height="2.224cm"><text:p text:style-name="P23"/><text:p text:style-name="P23"><text:tab/>PLC.writeInt({addr: "%MB106", val: 2635});</text:p><text:p text:style-name="P23"/></draw:text-box></draw:frame></text:p>
      <text:p text:style-name="P17">An example of reading a global string variable:</text:p>
      <text:p text:style-name="P17"><draw:frame draw:style-name="fr3" draw:name="Rahmen13" text:anchor-type="paragraph" svg:width="16.956cm" draw:z-index="8"><draw:text-box fo:min-height="4.367cm"><text:p text:style-name="P23"/><text:p text:style-name="P23"><text:tab/>PLC.readString({</text:p><text:p text:style-name="P23"><text:s text:c="4"/><text:tab/><text:tab/>name: ".StringVar",</text:p><text:p text:style-name="P23"><text:tab/><text:tab/>jvar: "myVar"</text:p><text:p text:style-name="P23"><text:s text:c="12"/>});</text:p><text:p text:style-name="P23"/></draw:text-box></draw:frame></text:p>
      <text:p text:style-name="P17"/>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3"/><text:p text:style-name="P23"><text:tab/>PLC.readReal({</text:p><text:p text:style-name="P23"><text:s text:c="4"/><text:tab/><text:tab/>name: "MAIN.RealVar",</text:p><text:p text:style-name="P23"><text:tab/><text:tab/>dp: 1,</text:p><text:p text:style-name="P23"><text:tab/><text:tab/>jvar: "myVar",</text:p><text:p text:style-name="P23"><text:tab/><text:tab/>ocd: 100,</text:p><text:p text:style-name="P23"><text:tab/><text:tab/>oc: function() {</text:p><text:p text:style-name="P23"><text:tab/><text:tab/><text:tab/>alert("Value: " + myVar);</text:p><text:p text:style-name="P23"><text:tab/><text:tab/>}</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4">PLC Data Type</text:p>
          </table:table-cell>
          <table:table-cell table:style-name="Tabelle18.A1" office:value-type="string">
            <text:p text:style-name="P24">Method</text:p>
          </table:table-cell>
          <table:table-cell table:style-name="Tabelle18.C1" office:value-type="string">
            <text:p text:style-name="P24">Note</text:p>
          </table:table-cell>
        </table:table-row>
        <table:table-row>
          <table:table-cell table:style-name="Tabelle18.A2" office:value-type="string">
            <text:p text:style-name="P26">BOOL</text:p>
          </table:table-cell>
          <table:table-cell table:style-name="Tabelle18.A2" office:value-type="string">
            <text:p text:style-name="P26">readBool</text:p>
          </table:table-cell>
          <table:table-cell table:style-name="Tabelle18.C2" office:value-type="string">
            <text:p text:style-name="P26"/>
          </table:table-cell>
        </table:table-row>
        <table:table-row>
          <table:table-cell table:style-name="Tabelle18.A2" office:value-type="string">
            <text:p text:style-name="P26">BYTE</text:p>
          </table:table-cell>
          <table:table-cell table:style-name="Tabelle18.A2" office:value-type="string">
            <text:p text:style-name="P26">readByte</text:p>
          </table:table-cell>
          <table:table-cell table:style-name="Tabelle18.C2" office:value-type="string">
            <text:p text:style-name="P26">Basically the same as „readUsint“.</text:p>
          </table:table-cell>
        </table:table-row>
        <table:table-row>
          <table:table-cell table:style-name="Tabelle18.A2" office:value-type="string">
            <text:p text:style-name="P26">WORD</text:p>
          </table:table-cell>
          <table:table-cell table:style-name="Tabelle18.A2" office:value-type="string">
            <text:p text:style-name="P26">readWord</text:p>
          </table:table-cell>
          <table:table-cell table:style-name="Tabelle18.C2" office:value-type="string">
            <text:p text:style-name="P26">Basically the same as „readUint“.</text:p>
          </table:table-cell>
        </table:table-row>
        <table:table-row>
          <table:table-cell table:style-name="Tabelle18.A2" office:value-type="string">
            <text:p text:style-name="P26">DWORD</text:p>
          </table:table-cell>
          <table:table-cell table:style-name="Tabelle18.A2" office:value-type="string">
            <text:p text:style-name="P26">readDword</text:p>
          </table:table-cell>
          <table:table-cell table:style-name="Tabelle18.C2" office:value-type="string">
            <text:p text:style-name="P26">Basically the same as „readUdint“.</text:p>
          </table:table-cell>
        </table:table-row>
        <table:table-row>
          <table:table-cell table:style-name="Tabelle18.A2" office:value-type="string">
            <text:p text:style-name="P26">USINT</text:p>
          </table:table-cell>
          <table:table-cell table:style-name="Tabelle18.A2" office:value-type="string">
            <text:p text:style-name="P26">readUsint</text:p>
          </table:table-cell>
          <table:table-cell table:style-name="Tabelle18.C2" office:value-type="string">
            <text:p text:style-name="P26"/>
          </table:table-cell>
        </table:table-row>
        <table:table-row>
          <table:table-cell table:style-name="Tabelle18.A2" office:value-type="string">
            <text:p text:style-name="P26">SINT</text:p>
          </table:table-cell>
          <table:table-cell table:style-name="Tabelle18.A2" office:value-type="string">
            <text:p text:style-name="P26">readSint</text:p>
          </table:table-cell>
          <table:table-cell table:style-name="Tabelle18.C2" office:value-type="string">
            <text:p text:style-name="P26"/>
          </table:table-cell>
        </table:table-row>
        <table:table-row>
          <table:table-cell table:style-name="Tabelle18.A2" office:value-type="string">
            <text:p text:style-name="P26">UINT</text:p>
          </table:table-cell>
          <table:table-cell table:style-name="Tabelle18.A2" office:value-type="string">
            <text:p text:style-name="P26">readUint</text:p>
          </table:table-cell>
          <table:table-cell table:style-name="Tabelle18.C2" office:value-type="string">
            <text:p text:style-name="P26"/>
          </table:table-cell>
        </table:table-row>
        <table:table-row>
          <table:table-cell table:style-name="Tabelle18.A2" office:value-type="string">
            <text:p text:style-name="P26">INT</text:p>
          </table:table-cell>
          <table:table-cell table:style-name="Tabelle18.A2" office:value-type="string">
            <text:p text:style-name="P26">readInt</text:p>
          </table:table-cell>
          <table:table-cell table:style-name="Tabelle18.C2" office:value-type="string">
            <text:p text:style-name="P26"/>
          </table:table-cell>
        </table:table-row>
        <table:table-row>
          <table:table-cell table:style-name="Tabelle18.A2" office:value-type="string">
            <text:p text:style-name="P26">INT</text:p>
          </table:table-cell>
          <table:table-cell table:style-name="Tabelle18.A2" office:value-type="string">
            <text:p text:style-name="P26">readInt1Dp</text:p>
          </table:table-cell>
          <table:table-cell table:style-name="Tabelle18.C2" office:value-type="string">
            <text:p text:style-name="P26">An INT converted to a variable with 1 decimal place,</text:p>
            <text:p text:style-name="P26">i.e. 637 in the PLC is 63.7 in the JavaScript variable.</text:p>
          </table:table-cell>
        </table:table-row>
        <table:table-row>
          <table:table-cell table:style-name="Tabelle18.A2" office:value-type="string">
            <text:p text:style-name="P26">UDINT</text:p>
          </table:table-cell>
          <table:table-cell table:style-name="Tabelle18.A2" office:value-type="string">
            <text:p text:style-name="P26">readUdint</text:p>
          </table:table-cell>
          <table:table-cell table:style-name="Tabelle18.C2" office:value-type="string">
            <text:p text:style-name="P26"/>
          </table:table-cell>
        </table:table-row>
        <table:table-row>
          <table:table-cell table:style-name="Tabelle18.A2" office:value-type="string">
            <text:p text:style-name="P26">DINT</text:p>
          </table:table-cell>
          <table:table-cell table:style-name="Tabelle18.A2" office:value-type="string">
            <text:p text:style-name="P26">readDint</text:p>
          </table:table-cell>
          <table:table-cell table:style-name="Tabelle18.C2" office:value-type="string">
            <text:p text:style-name="P26"/>
          </table:table-cell>
        </table:table-row>
        <table:table-row>
          <table:table-cell table:style-name="Tabelle18.A2" office:value-type="string">
            <text:p text:style-name="P26">TIME</text:p>
          </table:table-cell>
          <table:table-cell table:style-name="Tabelle18.A2" office:value-type="string">
            <text:p text:style-name="P26">readTime</text:p>
          </table:table-cell>
          <table:table-cell table:style-name="Tabelle18.C2" office:value-type="string">
            <text:p text:style-name="P26">With the „format“-parameter set the time value is converted to a formatted string, otherwise the output is a string with a value in milliseconds.</text:p>
          </table:table-cell>
        </table:table-row>
        <table:table-row>
          <table:table-cell table:style-name="Tabelle18.A2" office:value-type="string">
            <text:p text:style-name="P26">TOD</text:p>
          </table:table-cell>
          <table:table-cell table:style-name="Tabelle18.A2" office:value-type="string">
            <text:p text:style-name="P26">readTod</text:p>
          </table:table-cell>
          <table:table-cell table:style-name="Tabelle18.C2" office:value-type="string">
            <text:p text:style-name="P26">With the „format“-parameter set the time value is converted to a formatted string, otherwise the output is a date object.</text:p>
          </table:table-cell>
        </table:table-row>
        <table:table-row>
          <table:table-cell table:style-name="Tabelle18.A2" office:value-type="string">
            <text:p text:style-name="P26">DT</text:p>
          </table:table-cell>
          <table:table-cell table:style-name="Tabelle18.A2" office:value-type="string">
            <text:p text:style-name="P26">readDt</text:p>
          </table:table-cell>
          <table:table-cell table:style-name="Tabelle18.C2" office:value-type="string">
            <text:p text:style-name="P26">With the „format“-parameter set the time value is converted to a formatted string, otherwise the output is a date object.</text:p>
          </table:table-cell>
        </table:table-row>
        <table:table-row>
          <table:table-cell table:style-name="Tabelle18.A2" office:value-type="string">
            <text:p text:style-name="P26">DATE</text:p>
          </table:table-cell>
          <table:table-cell table:style-name="Tabelle18.A2" office:value-type="string">
            <text:p text:style-name="P26">readDate</text:p>
          </table:table-cell>
          <table:table-cell table:style-name="Tabelle18.C2" office:value-type="string">
            <text:p text:style-name="P26">With the „format“-parameter set the time value is converted to a formatted string, otherwise the output is a date object.</text:p>
          </table:table-cell>
        </table:table-row>
        <table:table-row>
          <table:table-cell table:style-name="Tabelle18.A2" office:value-type="string">
            <text:p text:style-name="P26">REAL</text:p>
          </table:table-cell>
          <table:table-cell table:style-name="Tabelle18.A2" office:value-type="string">
            <text:p text:style-name="P26">readReal</text:p>
          </table:table-cell>
          <table:table-cell table:style-name="Tabelle18.C2" office:value-type="string">
            <text:p text:style-name="P26">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26">LREAL</text:p>
          </table:table-cell>
          <table:table-cell table:style-name="Tabelle18.A2" office:value-type="string">
            <text:p text:style-name="P26">readLreal</text:p>
          </table:table-cell>
          <table:table-cell table:style-name="Tabelle18.C2" office:value-type="string">
            <text:p text:style-name="P26">Has a special formatting parameter „dp“ to set the number of the decimal places. </text:p>
          </table:table-cell>
        </table:table-row>
        <table:table-row>
          <table:table-cell table:style-name="Tabelle18.A2" office:value-type="string">
            <text:p text:style-name="P26">STRING</text:p>
          </table:table-cell>
          <table:table-cell table:style-name="Tabelle18.A2" office:value-type="string">
            <text:p text:style-name="P26">readString</text:p>
          </table:table-cell>
          <table:table-cell table:style-name="Tabelle18.C2" office:value-type="string">
            <text:p text:style-name="P26"/>
          </table:table-cell>
        </table:table-row>
      </table:table>
      <text:p text:style-name="Standard"/>
      <text:h text:style-name="P71"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6.A2" office:value-type="string">
            <text:p text:style-name="Text_20_body"><text:span text:style-name="T8">id </text:span><text:span text:style-name="T12">(number, optional, undefined)</text:span></text:p>
            <text:p text:style-name="P3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1">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1">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1">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2"><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row>
          <table:table-cell table:style-name="Tabelle28.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48">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8">format</text:span><text:span text:style-name="T3"> (string, optional, undefined)</text:span></text:p>
            <text:p text:style-name="P47">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8">strlen</text:span><text:span text:style-name="T3"> (number, required if the „addr“ parameter is used, undefined)</text:span></text:p>
            <text:p text:style-name="P51">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7"><text:s/><text:span text:style-name="T9">An example of writing an integer:</text:span></text:p>
      <text:p text:style-name="P18"><draw:frame draw:style-name="fr3" draw:name="Rahmen10" text:anchor-type="paragraph" svg:width="16.956cm" draw:z-index="10"><draw:text-box fo:min-height="4.117cm"><text:p text:style-name="P23"/><text:p text:style-name="P23"><text:tab/>PLC.writeInt({</text:p><text:p text:style-name="P23"><text:tab/><text:tab/>name: "MAIN.IntVar",</text:p><text:p text:style-name="P23"><text:tab/><text:tab/>val: 2635</text:p><text:p text:style-name="P23"><text:tab/>});</text:p><text:p text:style-name="P23"/></draw:text-box></draw:frame></text:p>
      <text:p text:style-name="P18">Set a global boolean PLC variable to „true“ and 1 second later to „false“:</text:p>
      <text:p text:style-name="P18"><draw:frame draw:style-name="fr3" draw:name="Rahmen16" text:anchor-type="paragraph" svg:width="16.956cm" draw:z-index="11"><draw:text-box fo:min-height="2.224cm"><text:p text:style-name="P23"/><text:p text:style-name="P23"><text:tab/>PLC.writeBool({</text:p><text:p text:style-name="P23"><text:tab/><text:tab/>name: ".BoolVar",</text:p><text:p text:style-name="P23"><text:tab/><text:tab/>val: true,</text:p><text:p text:style-name="P23"><text:tab/><text:tab/>ocd: 1000,</text:p><text:p text:style-name="P23"><text:tab/><text:tab/>oc: function() {</text:p><text:p text:style-name="P23"><text:tab/><text:tab/><text:tab/>PLC.writeBool({name: ".boolVar", val: false});</text:p><text:p text:style-name="P23"><text:tab/><text:tab/>}</text:p><text:p text:style-name="P23"><text:tab/>});</text:p><text:p text:style-name="P23"/></draw:text-box></draw:frame></text:p>
      <text:p text:style-name="P18">Write a time variable with a value of 15 minutes:</text:p>
      <text:p text:style-name="P18"><draw:frame draw:style-name="fr3" draw:name="Rahmen17" text:anchor-type="paragraph" svg:width="16.956cm" draw:z-index="12"><draw:text-box fo:min-height="4.944cm"><text:p text:style-name="P23"/><text:p text:style-name="P23"><text:tab/>PLC.writeTIME({</text:p><text:p text:style-name="P23"><text:tab/><text:tab/>name: ".TimeVar",</text:p><text:p text:style-name="P23"><text:tab/><text:tab/>format: "#m",</text:p><text:p text:style-name="P23"><text:tab/><text:tab/>val: 15</text:p><text:p text:style-name="P23"><text:tab/>});</text:p><text:p text:style-name="P23"/></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4">PLC Data Type</text:p>
          </table:table-cell>
          <table:table-cell table:style-name="Tabelle10.A1" office:value-type="string">
            <text:p text:style-name="P24">Method</text:p>
          </table:table-cell>
          <table:table-cell table:style-name="Tabelle10.C1" office:value-type="string">
            <text:p text:style-name="P24">Note</text:p>
          </table:table-cell>
        </table:table-row>
        <table:table-row>
          <table:table-cell table:style-name="Tabelle10.A2" office:value-type="string">
            <text:p text:style-name="P26">BOOL</text:p>
          </table:table-cell>
          <table:table-cell table:style-name="Tabelle10.A2" office:value-type="string">
            <text:p text:style-name="P26">writeBool</text:p>
          </table:table-cell>
          <table:table-cell table:style-name="Tabelle10.C2" office:value-type="string">
            <text:p text:style-name="P26"/>
          </table:table-cell>
        </table:table-row>
        <table:table-row>
          <table:table-cell table:style-name="Tabelle10.A2" office:value-type="string">
            <text:p text:style-name="P26">BYTE</text:p>
          </table:table-cell>
          <table:table-cell table:style-name="Tabelle10.A2" office:value-type="string">
            <text:p text:style-name="P26">writeByte</text:p>
          </table:table-cell>
          <table:table-cell table:style-name="Tabelle10.C2" office:value-type="string">
            <text:p text:style-name="P26">Basically the same as „writeUsint“.</text:p>
          </table:table-cell>
        </table:table-row>
        <table:table-row>
          <table:table-cell table:style-name="Tabelle10.A2" office:value-type="string">
            <text:p text:style-name="P26">WORD</text:p>
          </table:table-cell>
          <table:table-cell table:style-name="Tabelle10.A2" office:value-type="string">
            <text:p text:style-name="P26">writeWord</text:p>
          </table:table-cell>
          <table:table-cell table:style-name="Tabelle10.C2" office:value-type="string">
            <text:p text:style-name="P26">Basically the same as „writeUint“.</text:p>
          </table:table-cell>
        </table:table-row>
        <table:table-row>
          <table:table-cell table:style-name="Tabelle10.A2" office:value-type="string">
            <text:p text:style-name="P26">DWORD</text:p>
          </table:table-cell>
          <table:table-cell table:style-name="Tabelle10.A2" office:value-type="string">
            <text:p text:style-name="P26">writeDword</text:p>
          </table:table-cell>
          <table:table-cell table:style-name="Tabelle10.C2" office:value-type="string">
            <text:p text:style-name="P26">Basically the same as „writeUdint“.</text:p>
          </table:table-cell>
        </table:table-row>
        <table:table-row>
          <table:table-cell table:style-name="Tabelle10.A2" office:value-type="string">
            <text:p text:style-name="P26">USINT</text:p>
          </table:table-cell>
          <table:table-cell table:style-name="Tabelle10.A2" office:value-type="string">
            <text:p text:style-name="P26">writeUsint</text:p>
          </table:table-cell>
          <table:table-cell table:style-name="Tabelle10.C2" office:value-type="string">
            <text:p text:style-name="P26"/>
          </table:table-cell>
        </table:table-row>
        <table:table-row>
          <table:table-cell table:style-name="Tabelle10.A2" office:value-type="string">
            <text:p text:style-name="P26">SINT</text:p>
          </table:table-cell>
          <table:table-cell table:style-name="Tabelle10.A2" office:value-type="string">
            <text:p text:style-name="P26">writeSint</text:p>
          </table:table-cell>
          <table:table-cell table:style-name="Tabelle10.C2" office:value-type="string">
            <text:p text:style-name="P26"/>
          </table:table-cell>
        </table:table-row>
        <table:table-row>
          <table:table-cell table:style-name="Tabelle10.A2" office:value-type="string">
            <text:p text:style-name="P26">UINT</text:p>
          </table:table-cell>
          <table:table-cell table:style-name="Tabelle10.A2" office:value-type="string">
            <text:p text:style-name="P26">writeUint</text:p>
          </table:table-cell>
          <table:table-cell table:style-name="Tabelle10.C2" office:value-type="string">
            <text:p text:style-name="P26"/>
          </table:table-cell>
        </table:table-row>
        <table:table-row>
          <table:table-cell table:style-name="Tabelle10.A2" office:value-type="string">
            <text:p text:style-name="P26">INT</text:p>
          </table:table-cell>
          <table:table-cell table:style-name="Tabelle10.A2" office:value-type="string">
            <text:p text:style-name="P26">writeInt</text:p>
          </table:table-cell>
          <table:table-cell table:style-name="Tabelle10.C2" office:value-type="string">
            <text:p text:style-name="P26"/>
          </table:table-cell>
        </table:table-row>
        <table:table-row>
          <table:table-cell table:style-name="Tabelle10.A2" office:value-type="string">
            <text:p text:style-name="P26">INT</text:p>
          </table:table-cell>
          <table:table-cell table:style-name="Tabelle10.A2" office:value-type="string">
            <text:p text:style-name="P26">writeInt1Dp</text:p>
          </table:table-cell>
          <table:table-cell table:style-name="Tabelle10.C2" office:value-type="string">
            <text:p text:style-name="P26">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6">UDINT</text:p>
          </table:table-cell>
          <table:table-cell table:style-name="Tabelle10.A2" office:value-type="string">
            <text:p text:style-name="P26">writeUdint</text:p>
          </table:table-cell>
          <table:table-cell table:style-name="Tabelle10.C2" office:value-type="string">
            <text:p text:style-name="P26"/>
          </table:table-cell>
        </table:table-row>
        <table:table-row>
          <table:table-cell table:style-name="Tabelle10.A2" office:value-type="string">
            <text:p text:style-name="P26">DINT</text:p>
          </table:table-cell>
          <table:table-cell table:style-name="Tabelle10.A2" office:value-type="string">
            <text:p text:style-name="P26">writeDint</text:p>
          </table:table-cell>
          <table:table-cell table:style-name="Tabelle10.C2" office:value-type="string">
            <text:p text:style-name="P26"/>
          </table:table-cell>
        </table:table-row>
        <table:table-row>
          <table:table-cell table:style-name="Tabelle10.A2" office:value-type="string">
            <text:p text:style-name="P26">TIME</text:p>
          </table:table-cell>
          <table:table-cell table:style-name="Tabelle10.A2" office:value-type="string">
            <text:p text:style-name="P26">writeTime</text:p>
          </table:table-cell>
          <table:table-cell table:style-name="Tabelle10.C2" office:value-type="string">
            <text:p text:style-name="P26">Has a special parameter „format“. See chapter 10.3 for this.</text:p>
          </table:table-cell>
        </table:table-row>
        <table:table-row>
          <table:table-cell table:style-name="Tabelle10.A2" office:value-type="string">
            <text:p text:style-name="P26">TOD</text:p>
          </table:table-cell>
          <table:table-cell table:style-name="Tabelle10.A2" office:value-type="string">
            <text:p text:style-name="P26">writeTod</text:p>
          </table:table-cell>
          <table:table-cell table:style-name="Tabelle10.C2" office:value-type="string">
            <text:p text:style-name="P26">The value has to be a JS date object or a string (i.e. „21:33“).</text:p>
          </table:table-cell>
        </table:table-row>
        <table:table-row>
          <table:table-cell table:style-name="Tabelle10.A2" office:value-type="string">
            <text:p text:style-name="P26">DT</text:p>
          </table:table-cell>
          <table:table-cell table:style-name="Tabelle10.A2" office:value-type="string">
            <text:p text:style-name="P26">writeDt</text:p>
          </table:table-cell>
          <table:table-cell table:style-name="Tabelle10.C2" office:value-type="string">
            <text:p text:style-name="P26">The value has to be a JS date object.</text:p>
          </table:table-cell>
        </table:table-row>
        <table:table-row>
          <table:table-cell table:style-name="Tabelle10.A2" office:value-type="string">
            <text:p text:style-name="P26">DATE</text:p>
          </table:table-cell>
          <table:table-cell table:style-name="Tabelle10.A2" office:value-type="string">
            <text:p text:style-name="P26">writeDate</text:p>
          </table:table-cell>
          <table:table-cell table:style-name="Tabelle10.C2" office:value-type="string">
            <text:p text:style-name="P26">The value has to be a JS date object.</text:p>
          </table:table-cell>
        </table:table-row>
        <table:table-row>
          <table:table-cell table:style-name="Tabelle10.A2" office:value-type="string">
            <text:p text:style-name="P26">REAL</text:p>
          </table:table-cell>
          <table:table-cell table:style-name="Tabelle10.A2" office:value-type="string">
            <text:p text:style-name="P26">writeReal</text:p>
          </table:table-cell>
          <table:table-cell table:style-name="Tabelle10.C2" office:value-type="string">
            <text:p text:style-name="P28">For issues with converting REAL variables see chapter 10.1.</text:p>
          </table:table-cell>
        </table:table-row>
        <table:table-row>
          <table:table-cell table:style-name="Tabelle10.A2" office:value-type="string">
            <text:p text:style-name="P26">LREAL</text:p>
          </table:table-cell>
          <table:table-cell table:style-name="Tabelle10.A2" office:value-type="string">
            <text:p text:style-name="P26">writeLreal</text:p>
          </table:table-cell>
          <table:table-cell table:style-name="Tabelle10.C2" office:value-type="string">
            <text:p text:style-name="P28"/>
          </table:table-cell>
        </table:table-row>
        <table:table-row>
          <table:table-cell table:style-name="Tabelle10.A2" office:value-type="string">
            <text:p text:style-name="P26">STRING</text:p>
          </table:table-cell>
          <table:table-cell table:style-name="Tabelle10.A2" office:value-type="string">
            <text:p text:style-name="P26">writeString</text:p>
          </table:table-cell>
          <table:table-cell table:style-name="Tabelle10.C2" office:value-type="string">
            <text:p text:style-name="P26"/>
          </table:table-cell>
        </table:table-row>
      </table:table>
      <text:p text:style-name="P18"/>
      <text:p text:style-name="P18"/>
      <text:p text:style-name="P18"/>
      <text:p text:style-name="P18"/>
      <text:p text:style-name="P18"/>
      <text:p text:style-name="P18"/>
      <text:h text:style-name="P71"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write variables with fixed addresses. However, I recommend to use the „name“ parameter instead</text:p>
          </table:table-cell>
        </table:table-row>
        <table:table-row>
          <table:table-cell table:style-name="Tabelle8.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8.A2" office:value-type="string">
            <text:p text:style-name="Text_20_body"><text:span text:style-name="T8">id </text:span><text:span text:style-name="T12">(number, optional, undefined)</text:span></text:p>
            <text:p text:style-name="P3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Text_20_body"><text:span text:style-name="T8">oc</text:span><text:span text:style-name="T12"> (function, optional, undefined)</text:span></text:p>
            <text:p text:style-name="P42">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2">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0">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p text:style-name="P18"/>
      <text:h text:style-name="P71"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the „addr“ parameter is used, undefined)</text:span></text:p>
            <text:p text:style-name="P50">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3"/><text:p text:style-name="P23"><text:tab/>PLC.readArrayOfString({</text:p><text:p text:style-name="P23"><text:tab/><text:tab/>name: ".StringArray",</text:p><text:p text:style-name="P23"><text:tab/><text:tab/>jvar: "myArray"</text:p><text:p text:style-name="P23"><text:tab/>});</text:p><text:p text:style-name="P23"/></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3"/><text:p text:style-name="P23"><text:tab/>PLC.readArrayOfDate({</text:p><text:p text:style-name="P23"><text:tab/><text:tab/>name: "MAIN.DateArray",</text:p><text:p text:style-name="P23"><text:tab/><text:tab/>format: "#WEEKDAY#, #DD#.#MM#.#YYYY",</text:p><text:p text:style-name="P23"><text:tab/><text:tab/>jvar: "myArray"</text:p><text:p text:style-name="P23"><text:tab/>});</text:p><text:p text:style-name="P23"/></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4">PLC Data Type</text:p>
          </table:table-cell>
          <table:table-cell table:style-name="Tabelle12.A1" office:value-type="string">
            <text:p text:style-name="P24">Method</text:p>
          </table:table-cell>
          <table:table-cell table:style-name="Tabelle12.C1" office:value-type="string">
            <text:p text:style-name="P24">Note</text:p>
          </table:table-cell>
        </table:table-row>
        <table:table-row>
          <table:table-cell table:style-name="Tabelle12.A2" office:value-type="string">
            <text:p text:style-name="P26">BOOL</text:p>
          </table:table-cell>
          <table:table-cell table:style-name="Tabelle12.A2" office:value-type="string">
            <text:p text:style-name="P26">readArrayOfBool</text:p>
          </table:table-cell>
          <table:table-cell table:style-name="Tabelle12.C2" office:value-type="string">
            <text:p text:style-name="P26"/>
          </table:table-cell>
        </table:table-row>
        <table:table-row>
          <table:table-cell table:style-name="Tabelle12.A2" office:value-type="string">
            <text:p text:style-name="P26">BYTE</text:p>
          </table:table-cell>
          <table:table-cell table:style-name="Tabelle12.A2" office:value-type="string">
            <text:p text:style-name="P26">readArrayOfByte</text:p>
          </table:table-cell>
          <table:table-cell table:style-name="Tabelle12.C2" office:value-type="string">
            <text:p text:style-name="P26">Basically the same as „readArrayOfUsint“.</text:p>
          </table:table-cell>
        </table:table-row>
        <table:table-row>
          <table:table-cell table:style-name="Tabelle12.A2" office:value-type="string">
            <text:p text:style-name="P26">WORD</text:p>
          </table:table-cell>
          <table:table-cell table:style-name="Tabelle12.A2" office:value-type="string">
            <text:p text:style-name="P26">readArrayOfWord</text:p>
          </table:table-cell>
          <table:table-cell table:style-name="Tabelle12.C2" office:value-type="string">
            <text:p text:style-name="P26">Basically the same as „readArrayOfUint“.</text:p>
          </table:table-cell>
        </table:table-row>
        <table:table-row>
          <table:table-cell table:style-name="Tabelle12.A2" office:value-type="string">
            <text:p text:style-name="P26">DWORD</text:p>
          </table:table-cell>
          <table:table-cell table:style-name="Tabelle12.A2" office:value-type="string">
            <text:p text:style-name="P26">readArrayOfDword</text:p>
          </table:table-cell>
          <table:table-cell table:style-name="Tabelle12.C2" office:value-type="string">
            <text:p text:style-name="P26">Basically the same as „readArrayOfUdint“.</text:p>
          </table:table-cell>
        </table:table-row>
        <table:table-row>
          <table:table-cell table:style-name="Tabelle12.A2" office:value-type="string">
            <text:p text:style-name="P26">USINT</text:p>
          </table:table-cell>
          <table:table-cell table:style-name="Tabelle12.A2" office:value-type="string">
            <text:p text:style-name="P26">readArrayOfUsint</text:p>
          </table:table-cell>
          <table:table-cell table:style-name="Tabelle12.C2" office:value-type="string">
            <text:p text:style-name="P26"/>
          </table:table-cell>
        </table:table-row>
        <table:table-row>
          <table:table-cell table:style-name="Tabelle12.A2" office:value-type="string">
            <text:p text:style-name="P26">SINT</text:p>
          </table:table-cell>
          <table:table-cell table:style-name="Tabelle12.A2" office:value-type="string">
            <text:p text:style-name="P26">readArrayOfSint</text:p>
          </table:table-cell>
          <table:table-cell table:style-name="Tabelle12.C2" office:value-type="string">
            <text:p text:style-name="P26"/>
          </table:table-cell>
        </table:table-row>
        <table:table-row>
          <table:table-cell table:style-name="Tabelle12.A2" office:value-type="string">
            <text:p text:style-name="P26">UINT</text:p>
          </table:table-cell>
          <table:table-cell table:style-name="Tabelle12.A2" office:value-type="string">
            <text:p text:style-name="P26">readArrayOfUint</text:p>
          </table:table-cell>
          <table:table-cell table:style-name="Tabelle12.C2" office:value-type="string">
            <text:p text:style-name="P26"/>
          </table:table-cell>
        </table:table-row>
        <table:table-row>
          <table:table-cell table:style-name="Tabelle12.A2" office:value-type="string">
            <text:p text:style-name="P26">INT</text:p>
          </table:table-cell>
          <table:table-cell table:style-name="Tabelle12.A2" office:value-type="string">
            <text:p text:style-name="P26">readArrayOfInt</text:p>
          </table:table-cell>
          <table:table-cell table:style-name="Tabelle12.C2" office:value-type="string">
            <text:p text:style-name="P26"/>
          </table:table-cell>
        </table:table-row>
        <table:table-row>
          <table:table-cell table:style-name="Tabelle12.A2" office:value-type="string">
            <text:p text:style-name="P26">INT</text:p>
          </table:table-cell>
          <table:table-cell table:style-name="Tabelle12.A2" office:value-type="string">
            <text:p text:style-name="P26">readArrayOfInt1Dp</text:p>
          </table:table-cell>
          <table:table-cell table:style-name="Tabelle12.C2" office:value-type="string">
            <text:p text:style-name="P26">An INT converted to a variable with 1 decimal place,</text:p>
            <text:p text:style-name="P26">i.e. 637 in the PLC is 63.7 in the JavaScript variable.</text:p>
          </table:table-cell>
        </table:table-row>
        <table:table-row>
          <table:table-cell table:style-name="Tabelle12.A2" office:value-type="string">
            <text:p text:style-name="P26">UDINT</text:p>
          </table:table-cell>
          <table:table-cell table:style-name="Tabelle12.A2" office:value-type="string">
            <text:p text:style-name="P26">readArrayOfUdint</text:p>
          </table:table-cell>
          <table:table-cell table:style-name="Tabelle12.C2" office:value-type="string">
            <text:p text:style-name="P26"/>
          </table:table-cell>
        </table:table-row>
        <table:table-row>
          <table:table-cell table:style-name="Tabelle12.A2" office:value-type="string">
            <text:p text:style-name="P26">DINT</text:p>
          </table:table-cell>
          <table:table-cell table:style-name="Tabelle12.A2" office:value-type="string">
            <text:p text:style-name="P26">readArrayOfDint</text:p>
          </table:table-cell>
          <table:table-cell table:style-name="Tabelle12.C2" office:value-type="string">
            <text:p text:style-name="P26"/>
          </table:table-cell>
        </table:table-row>
        <table:table-row>
          <table:table-cell table:style-name="Tabelle12.A2" office:value-type="string">
            <text:p text:style-name="P26">TIME</text:p>
          </table:table-cell>
          <table:table-cell table:style-name="Tabelle12.A2" office:value-type="string">
            <text:p text:style-name="P26">readArrayOfTime</text:p>
          </table:table-cell>
          <table:table-cell table:style-name="Tabelle12.C2" office:value-type="string">
            <text:p text:style-name="P26">With the „format“-parameter set the time value is converted to a formatted string, otherwise the output is a string with a value in milliseconds.</text:p>
          </table:table-cell>
        </table:table-row>
        <table:table-row>
          <table:table-cell table:style-name="Tabelle12.A2" office:value-type="string">
            <text:p text:style-name="P26">TOD</text:p>
          </table:table-cell>
          <table:table-cell table:style-name="Tabelle12.A2" office:value-type="string">
            <text:p text:style-name="P26">readArrayOfTod</text:p>
          </table:table-cell>
          <table:table-cell table:style-name="Tabelle12.C2" office:value-type="string">
            <text:p text:style-name="P26">With the „format“-parameter set the time value is converted to a formatted string, otherwise the output is a date object.</text:p>
          </table:table-cell>
        </table:table-row>
        <table:table-row>
          <table:table-cell table:style-name="Tabelle12.A2" office:value-type="string">
            <text:p text:style-name="P26">DT</text:p>
          </table:table-cell>
          <table:table-cell table:style-name="Tabelle12.A2" office:value-type="string">
            <text:p text:style-name="P26">readArrayOfDt</text:p>
          </table:table-cell>
          <table:table-cell table:style-name="Tabelle12.C2" office:value-type="string">
            <text:p text:style-name="P26">With the „format“-parameter set the time value is converted to a formatted string, otherwise the output is a date object.</text:p>
          </table:table-cell>
        </table:table-row>
        <table:table-row>
          <table:table-cell table:style-name="Tabelle12.A2" office:value-type="string">
            <text:p text:style-name="P26">DATE</text:p>
          </table:table-cell>
          <table:table-cell table:style-name="Tabelle12.A2" office:value-type="string">
            <text:p text:style-name="P26">readArrayOfDate</text:p>
          </table:table-cell>
          <table:table-cell table:style-name="Tabelle12.C2" office:value-type="string">
            <text:p text:style-name="P26">With the „format“-parameter set the time value is converted to a formatted string, otherwise the output is a date object.</text:p>
          </table:table-cell>
        </table:table-row>
        <table:table-row>
          <table:table-cell table:style-name="Tabelle12.A2" office:value-type="string">
            <text:p text:style-name="P26">REAL</text:p>
          </table:table-cell>
          <table:table-cell table:style-name="Tabelle12.A2" office:value-type="string">
            <text:p text:style-name="P26">readArrayOfReal</text:p>
          </table:table-cell>
          <table:table-cell table:style-name="Tabelle12.C2" office:value-type="string">
            <text:p text:style-name="P26">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26">LREAL</text:p>
          </table:table-cell>
          <table:table-cell table:style-name="Tabelle12.A2" office:value-type="string">
            <text:p text:style-name="P26">readArrayOfLreal</text:p>
          </table:table-cell>
          <table:table-cell table:style-name="Tabelle12.C2" office:value-type="string">
            <text:p text:style-name="P26">Has a special formatting parameter „dp“ to set the number of the decimal places.</text:p>
          </table:table-cell>
        </table:table-row>
        <text:soft-page-break/>
        <table:table-row>
          <table:table-cell table:style-name="Tabelle12.A2" office:value-type="string">
            <text:p text:style-name="P26">STRING</text:p>
          </table:table-cell>
          <table:table-cell table:style-name="Tabelle12.A2" office:value-type="string">
            <text:p text:style-name="P26">readArrayOfString</text:p>
          </table:table-cell>
          <table:table-cell table:style-name="Tabelle12.C2" office:value-type="string">
            <text:p text:style-name="P26"/>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13.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3.A2" office:value-type="string">
            <text:p text:style-name="Text_20_body"><text:span text:style-name="T8">arrlen</text:span><text:span text:style-name="T3"> (number, required if the „addr“ parameter is used, undefined)</text:span></text:p>
            <text:p text:style-name="P42">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8">debug</text:span><text:span text:style-name="T12"> (boolean, optional, false)</text:span></text:p>
            <text:p text:style-name="P39">If this option is set to true all internal used information of the request is written to the console.</text:p>
          </table:table-cell>
        </table:table-row>
        <table:table-row>
          <table:table-cell table:style-name="Tabelle13.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8">jvar</text:span><text:span text:style-name="T12"> (string, required, undefined)</text:span></text:p>
            <text:p text:style-name="P39"><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2">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2">A value of milliseconds for delaying the on-complete-function.</text:p>
          </table:table-cell>
        </table:table-row>
      </table:table>
      <text:p text:style-name="P18"/>
      <text:p text:style-name="P18"/>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38">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73"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48">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8">format</text:span><text:span text:style-name="T3"> (string, optional, undefined)</text:span></text:p>
            <text:p text:style-name="P47">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8">strlen</text:span><text:span text:style-name="T3"> (number, required if the „addr“ parameter is used, undefined)</text:span></text:p>
            <text:p text:style-name="P50">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3"/><text:p text:style-name="P23"><text:tab/>PLC.writeArrayOfBool({</text:p><text:p text:style-name="P23"><text:tab/><text:tab/>name: "MAIN.BoolArray",</text:p><text:p text:style-name="P23"><text:tab/><text:tab/>val: myArray</text:p><text:p text:style-name="P23"><text:tab/>});</text:p><text:p text:style-name="P23"/></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3"/><text:p text:style-name="P23"><text:tab/>PLC.writeArrayOfInt({</text:p><text:p text:style-name="P23"><text:tab/><text:tab/>name: "MAIN.IntArray",</text:p><text:p text:style-name="P23"><text:tab/><text:tab/>item: 9,</text:p><text:p text:style-name="P23"><text:tab/><text:tab/>val: myArray</text:p><text:p text:style-name="P23"><text:tab/>});</text:p><text:p text:style-name="P23"/></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4">PLC Data Type</text:p>
          </table:table-cell>
          <table:table-cell table:style-name="Tabelle15.A1" office:value-type="string">
            <text:p text:style-name="P24">Method</text:p>
          </table:table-cell>
          <table:table-cell table:style-name="Tabelle15.C1" office:value-type="string">
            <text:p text:style-name="P24">Note</text:p>
          </table:table-cell>
        </table:table-row>
        <table:table-row>
          <table:table-cell table:style-name="Tabelle15.A2" office:value-type="string">
            <text:p text:style-name="P26">BOOL</text:p>
          </table:table-cell>
          <table:table-cell table:style-name="Tabelle15.A2" office:value-type="string">
            <text:p text:style-name="P26">writeArrayOfBool</text:p>
          </table:table-cell>
          <table:table-cell table:style-name="Tabelle15.C2" office:value-type="string">
            <text:p text:style-name="P26"/>
          </table:table-cell>
        </table:table-row>
        <table:table-row>
          <table:table-cell table:style-name="Tabelle15.A2" office:value-type="string">
            <text:p text:style-name="P26">BYTE</text:p>
          </table:table-cell>
          <table:table-cell table:style-name="Tabelle15.A2" office:value-type="string">
            <text:p text:style-name="P26">writeArrayOfByte</text:p>
          </table:table-cell>
          <table:table-cell table:style-name="Tabelle15.C2" office:value-type="string">
            <text:p text:style-name="P26">Basically the same as „writeArrayOfUsint“.</text:p>
          </table:table-cell>
        </table:table-row>
        <table:table-row>
          <table:table-cell table:style-name="Tabelle15.A2" office:value-type="string">
            <text:p text:style-name="P26">WORD</text:p>
          </table:table-cell>
          <table:table-cell table:style-name="Tabelle15.A2" office:value-type="string">
            <text:p text:style-name="P26">writeArrayOfWord</text:p>
          </table:table-cell>
          <table:table-cell table:style-name="Tabelle15.C2" office:value-type="string">
            <text:p text:style-name="P26">Basically the same as „writeArrayOfUint“.</text:p>
          </table:table-cell>
        </table:table-row>
        <table:table-row>
          <table:table-cell table:style-name="Tabelle15.A2" office:value-type="string">
            <text:p text:style-name="P26">DWORD</text:p>
          </table:table-cell>
          <table:table-cell table:style-name="Tabelle15.A2" office:value-type="string">
            <text:p text:style-name="P26">writeArrayOfDword</text:p>
          </table:table-cell>
          <table:table-cell table:style-name="Tabelle15.C2" office:value-type="string">
            <text:p text:style-name="P26">Basically the same as „writeArrayOfUdint“.</text:p>
          </table:table-cell>
        </table:table-row>
        <table:table-row>
          <table:table-cell table:style-name="Tabelle15.A2" office:value-type="string">
            <text:p text:style-name="P26">USINT</text:p>
          </table:table-cell>
          <table:table-cell table:style-name="Tabelle15.A2" office:value-type="string">
            <text:p text:style-name="P26">writeArrayOfUsint</text:p>
          </table:table-cell>
          <table:table-cell table:style-name="Tabelle15.C2" office:value-type="string">
            <text:p text:style-name="P26"/>
          </table:table-cell>
        </table:table-row>
        <table:table-row>
          <table:table-cell table:style-name="Tabelle15.A2" office:value-type="string">
            <text:p text:style-name="P26">SINT</text:p>
          </table:table-cell>
          <table:table-cell table:style-name="Tabelle15.A2" office:value-type="string">
            <text:p text:style-name="P26">writeArrayOfSint</text:p>
          </table:table-cell>
          <table:table-cell table:style-name="Tabelle15.C2" office:value-type="string">
            <text:p text:style-name="P26"/>
          </table:table-cell>
        </table:table-row>
        <table:table-row>
          <table:table-cell table:style-name="Tabelle15.A2" office:value-type="string">
            <text:p text:style-name="P26">UINT</text:p>
          </table:table-cell>
          <table:table-cell table:style-name="Tabelle15.A2" office:value-type="string">
            <text:p text:style-name="P26">writeArrayOfUint</text:p>
          </table:table-cell>
          <table:table-cell table:style-name="Tabelle15.C2" office:value-type="string">
            <text:p text:style-name="P26"/>
          </table:table-cell>
        </table:table-row>
        <table:table-row>
          <table:table-cell table:style-name="Tabelle15.A2" office:value-type="string">
            <text:p text:style-name="P26">INT</text:p>
          </table:table-cell>
          <table:table-cell table:style-name="Tabelle15.A2" office:value-type="string">
            <text:p text:style-name="P26">writeArrayOfInt</text:p>
          </table:table-cell>
          <table:table-cell table:style-name="Tabelle15.C2" office:value-type="string">
            <text:p text:style-name="P26"/>
          </table:table-cell>
        </table:table-row>
        <table:table-row>
          <table:table-cell table:style-name="Tabelle15.A2" office:value-type="string">
            <text:p text:style-name="P26">INT</text:p>
          </table:table-cell>
          <table:table-cell table:style-name="Tabelle15.A2" office:value-type="string">
            <text:p text:style-name="P26">writeArrayOfInt1Dp</text:p>
          </table:table-cell>
          <table:table-cell table:style-name="Tabelle15.C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6">UDINT</text:p>
          </table:table-cell>
          <table:table-cell table:style-name="Tabelle15.A2" office:value-type="string">
            <text:p text:style-name="P26">writeArrayOfUdint</text:p>
          </table:table-cell>
          <table:table-cell table:style-name="Tabelle15.C2" office:value-type="string">
            <text:p text:style-name="P26"/>
          </table:table-cell>
        </table:table-row>
        <table:table-row>
          <table:table-cell table:style-name="Tabelle15.A2" office:value-type="string">
            <text:p text:style-name="P26">DINT</text:p>
          </table:table-cell>
          <table:table-cell table:style-name="Tabelle15.A2" office:value-type="string">
            <text:p text:style-name="P26">writeArrayOfDint</text:p>
          </table:table-cell>
          <table:table-cell table:style-name="Tabelle15.C2" office:value-type="string">
            <text:p text:style-name="P26"/>
          </table:table-cell>
        </table:table-row>
        <table:table-row>
          <table:table-cell table:style-name="Tabelle15.A2" office:value-type="string">
            <text:p text:style-name="P26">TIME</text:p>
          </table:table-cell>
          <table:table-cell table:style-name="Tabelle15.A2" office:value-type="string">
            <text:p text:style-name="P26">writeArrayOfTime</text:p>
          </table:table-cell>
          <table:table-cell table:style-name="Tabelle15.C2" office:value-type="string">
            <text:p text:style-name="P26">Has a special parameter „format“. See chapter 10.3 for this.</text:p>
          </table:table-cell>
        </table:table-row>
        <table:table-row>
          <table:table-cell table:style-name="Tabelle15.A2" office:value-type="string">
            <text:p text:style-name="P26">TOD</text:p>
          </table:table-cell>
          <table:table-cell table:style-name="Tabelle15.A2" office:value-type="string">
            <text:p text:style-name="P26">writeArrayOfTod</text:p>
          </table:table-cell>
          <table:table-cell table:style-name="Tabelle15.C2" office:value-type="string">
            <text:p text:style-name="P26">The values have to be JS date objects or strings (i.e. „21:33“).</text:p>
          </table:table-cell>
        </table:table-row>
        <table:table-row>
          <table:table-cell table:style-name="Tabelle15.A2" office:value-type="string">
            <text:p text:style-name="P26">DT</text:p>
          </table:table-cell>
          <table:table-cell table:style-name="Tabelle15.A2" office:value-type="string">
            <text:p text:style-name="P26">writeArrayOfDt</text:p>
          </table:table-cell>
          <table:table-cell table:style-name="Tabelle15.C2" office:value-type="string">
            <text:p text:style-name="P26">The values have to be JS date objects.</text:p>
          </table:table-cell>
        </table:table-row>
        <table:table-row>
          <table:table-cell table:style-name="Tabelle15.A2" office:value-type="string">
            <text:p text:style-name="P26">DATE</text:p>
          </table:table-cell>
          <table:table-cell table:style-name="Tabelle15.A2" office:value-type="string">
            <text:p text:style-name="P26">writeArrayOfDate</text:p>
          </table:table-cell>
          <table:table-cell table:style-name="Tabelle15.C2" office:value-type="string">
            <text:p text:style-name="P26">The values have to be JS date objects.</text:p>
          </table:table-cell>
        </table:table-row>
        <table:table-row>
          <table:table-cell table:style-name="Tabelle15.A2" office:value-type="string">
            <text:p text:style-name="P26">REAL</text:p>
          </table:table-cell>
          <table:table-cell table:style-name="Tabelle15.A2" office:value-type="string">
            <text:p text:style-name="P26">writeArrayOfReal</text:p>
          </table:table-cell>
          <table:table-cell table:style-name="Tabelle15.C2" office:value-type="string">
            <text:p text:style-name="P28">For issues with converting REAL variables see chapter 10.1.</text:p>
          </table:table-cell>
        </table:table-row>
        <table:table-row>
          <table:table-cell table:style-name="Tabelle15.A2" office:value-type="string">
            <text:p text:style-name="P26">LREAL</text:p>
          </table:table-cell>
          <table:table-cell table:style-name="Tabelle15.A2" office:value-type="string">
            <text:p text:style-name="P26">writeArrayOfLreal</text:p>
          </table:table-cell>
          <table:table-cell table:style-name="Tabelle15.C2" office:value-type="string">
            <text:p text:style-name="P28"/>
          </table:table-cell>
        </table:table-row>
        <table:table-row>
          <table:table-cell table:style-name="Tabelle15.A2" office:value-type="string">
            <text:p text:style-name="P26">STRING</text:p>
          </table:table-cell>
          <table:table-cell table:style-name="Tabelle15.A2" office:value-type="string">
            <text:p text:style-name="P26">writeArrayOfString</text:p>
          </table:table-cell>
          <table:table-cell table:style-name="Tabelle15.C2" office:value-type="string">
            <text:p text:style-name="P26"/>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1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6.A2" office:value-type="string">
            <text:p text:style-name="Text_20_body"><text:span text:style-name="T8">arrlen</text:span><text:span text:style-name="T3"> (number, required if the „addr“ parameter is used, undefined)</text:span></text:p>
            <text:p text:style-name="P40">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8">debug</text:span><text:span text:style-name="T12"> (boolean, optional, false)</text:span></text:p>
            <text:p text:style-name="P39">If this option is set to true all internal used information of the request is written to the console.</text:p>
          </table:table-cell>
        </table:table-row>
        <table:table-row>
          <table:table-cell table:style-name="Tabelle16.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8">item</text:span><text:span text:style-name="T12"> (number, optional, undefined)</text:span></text:p>
            <text:p text:style-name="P42">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2">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2">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0">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38">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the „addr“ parameter is used, undefined)</text:span></text:p>
            <text:p text:style-name="P49">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3"/><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3"/></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3"/><text:p text:style-name="P23"><text:tab/>TestStruct: <text:s/>ST_Test;</text:p><text:p text:style-name="P23"/></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3"/><text:p text:style-name="P29"><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3"/></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2">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 [],</text:p><text:p text:style-name="P23"><text:tab/><text:tab/>var_6: 0</text:p><text:p text:style-name="P23"><text:tab/>};</text:p><text:p text:style-name="P23"/></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3"/><text:p text:style-name="P23"><text:tab/>var myVar = {};</text:p><text:p text:style-name="P23"/></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3"/><text:p text:style-name="P23"><text:tab/>PLC.readStruct({</text:p><text:p text:style-name="P23"><text:tab/><text:tab/>name: ".TestStruct",</text:p><text:p text:style-name="P23"><text:tab/><text:tab/>def: structdef,</text:p><text:p text:style-name="P23"><text:tab/><text:tab/>jvar: "myVar"</text:p><text:p text:style-name="P23"><text:tab/>});</text:p><text:p text:style-name="P23"/></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3"/><text:p text:style-name="P29"><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3"/></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0: '''',</text:p><text:p text:style-name="P23"><text:tab/><text:tab/>var_51: '''',</text:p><text:p text:style-name="P23"><text:tab/><text:tab/>var_52: '''',</text:p><text:p text:style-name="P23"><text:tab/><text:tab/>var_53: '''',</text:p><text:p text:style-name="P23"><text:tab/><text:tab/>var_54: '''',</text:p><text:p text:style-name="P23"><text:tab/><text:tab/>var_6: 0</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4">Data Type</text:p>
          </table:table-cell>
          <table:table-cell table:style-name="Tabelle34.B1" office:value-type="string">
            <text:p text:style-name="P24">Note</text:p>
          </table:table-cell>
        </table:table-row>
        <table:table-row>
          <table:table-cell table:style-name="Tabelle34.A2" office:value-type="string">
            <text:p text:style-name="P27">ARRAY</text:p>
          </table:table-cell>
          <table:table-cell table:style-name="Tabelle34.B2" office:value-type="string">
            <text:p text:style-name="P25"/>
          </table:table-cell>
        </table:table-row>
        <table:table-row>
          <table:table-cell table:style-name="Tabelle34.A2" office:value-type="string">
            <text:p text:style-name="P26">BOOL</text:p>
          </table:table-cell>
          <table:table-cell table:style-name="Tabelle34.B2" office:value-type="string">
            <text:p text:style-name="P26"/>
          </table:table-cell>
        </table:table-row>
        <table:table-row>
          <table:table-cell table:style-name="Tabelle34.A2" office:value-type="string">
            <text:p text:style-name="P26">BYTE</text:p>
          </table:table-cell>
          <table:table-cell table:style-name="Tabelle34.B2" office:value-type="string">
            <text:p text:style-name="P26"/>
          </table:table-cell>
        </table:table-row>
        <table:table-row>
          <table:table-cell table:style-name="Tabelle34.A2" office:value-type="string">
            <text:p text:style-name="P26">WORD</text:p>
          </table:table-cell>
          <table:table-cell table:style-name="Tabelle34.B2" office:value-type="string">
            <text:p text:style-name="P26"/>
          </table:table-cell>
        </table:table-row>
        <table:table-row>
          <table:table-cell table:style-name="Tabelle34.A2" office:value-type="string">
            <text:p text:style-name="P26">DWORD</text:p>
          </table:table-cell>
          <table:table-cell table:style-name="Tabelle34.B2" office:value-type="string">
            <text:p text:style-name="P26"/>
          </table:table-cell>
        </table:table-row>
        <table:table-row>
          <table:table-cell table:style-name="Tabelle34.A2" office:value-type="string">
            <text:p text:style-name="P26">USINT</text:p>
          </table:table-cell>
          <table:table-cell table:style-name="Tabelle34.B2" office:value-type="string">
            <text:p text:style-name="P26"/>
          </table:table-cell>
        </table:table-row>
        <table:table-row>
          <table:table-cell table:style-name="Tabelle34.A2" office:value-type="string">
            <text:p text:style-name="P26">SINT</text:p>
          </table:table-cell>
          <table:table-cell table:style-name="Tabelle34.B2" office:value-type="string">
            <text:p text:style-name="P26"/>
          </table:table-cell>
        </table:table-row>
        <table:table-row>
          <table:table-cell table:style-name="Tabelle34.A2" office:value-type="string">
            <text:p text:style-name="P26">UINT</text:p>
          </table:table-cell>
          <table:table-cell table:style-name="Tabelle34.B2" office:value-type="string">
            <text:p text:style-name="P26"/>
          </table:table-cell>
        </table:table-row>
        <table:table-row>
          <table:table-cell table:style-name="Tabelle34.A2" office:value-type="string">
            <text:p text:style-name="P26">INT</text:p>
          </table:table-cell>
          <table:table-cell table:style-name="Tabelle34.B2" office:value-type="string">
            <text:p text:style-name="P26"/>
          </table:table-cell>
        </table:table-row>
        <table:table-row>
          <table:table-cell table:style-name="Tabelle34.A2" office:value-type="string">
            <text:p text:style-name="P26">INT1DP</text:p>
          </table:table-cell>
          <table:table-cell table:style-name="Tabelle34.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6">UDINT</text:p>
          </table:table-cell>
          <table:table-cell table:style-name="Tabelle34.B2" office:value-type="string">
            <text:p text:style-name="P26"/>
          </table:table-cell>
        </table:table-row>
        <table:table-row>
          <table:table-cell table:style-name="Tabelle34.A2" office:value-type="string">
            <text:p text:style-name="P26">DINT</text:p>
          </table:table-cell>
          <table:table-cell table:style-name="Tabelle34.B2" office:value-type="string">
            <text:p text:style-name="P26"/>
          </table:table-cell>
        </table:table-row>
        <table:table-row>
          <table:table-cell table:style-name="Tabelle34.A2" office:value-type="string">
            <text:p text:style-name="P26">TIME</text:p>
          </table:table-cell>
          <table:table-cell table:style-name="Tabelle34.B2" office:value-type="string">
            <text:p text:style-name="P26">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6">TOD</text:p>
          </table:table-cell>
          <table:table-cell table:style-name="Tabelle34.B2" office:value-type="string">
            <text:p text:style-name="P26">With a formatting information added time value is converted to a formatted string, otherwise the output is a date object.</text:p>
          </table:table-cell>
        </table:table-row>
        <table:table-row>
          <table:table-cell table:style-name="Tabelle34.A2" office:value-type="string">
            <text:p text:style-name="P26">DT</text:p>
          </table:table-cell>
          <table:table-cell table:style-name="Tabelle34.B2" office:value-type="string">
            <text:p text:style-name="P26">With a formatting information added time value is converted to a formatted string, otherwise the output is a date object.</text:p>
          </table:table-cell>
        </table:table-row>
        <table:table-row>
          <table:table-cell table:style-name="Tabelle34.A2" office:value-type="string">
            <text:p text:style-name="P26">DATE</text:p>
          </table:table-cell>
          <table:table-cell table:style-name="Tabelle34.B2" office:value-type="string">
            <text:p text:style-name="P26">With a formatting information added time value is converted to a formatted string, otherwise the output is a date object.</text:p>
          </table:table-cell>
        </table:table-row>
        <table:table-row>
          <table:table-cell table:style-name="Tabelle34.A2" office:value-type="string">
            <text:p text:style-name="P26">REAL</text:p>
          </table:table-cell>
          <table:table-cell table:style-name="Tabelle34.B2" office:value-type="string">
            <text:p text:style-name="P28">A value can be added to set the number of the decimal places. See chapter 9.</text:p>
          </table:table-cell>
        </table:table-row>
        <table:table-row>
          <table:table-cell table:style-name="Tabelle34.A2" office:value-type="string">
            <text:p text:style-name="P26">LREAL</text:p>
          </table:table-cell>
          <table:table-cell table:style-name="Tabelle34.B2" office:value-type="string">
            <text:p text:style-name="P28">A value can be added to set the number of the decimal places. See chapter 9.</text:p>
          </table:table-cell>
        </table:table-row>
        <table:table-row>
          <table:table-cell table:style-name="Tabelle34.A2" office:value-type="string">
            <text:p text:style-name="P26">STRING</text:p>
          </table:table-cell>
          <table:table-cell table:style-name="Tabelle34.B2" office:value-type="string">
            <text:p text:style-name="P26"/>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7.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6">An object containing information about the structure definition.</text:p>
          </table:table-cell>
        </table:table-row>
        <table:table-row>
          <table:table-cell table:style-name="Tabelle7.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8">jvar</text:span><text:span text:style-name="T12"> (string, required, undefined)</text:span></text:p>
            <text:p text:style-name="P4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
      <text:p text:style-name="P18"/>
      <text:p text:style-name="P18"/>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38">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3"/><text:p text:style-name="P23"><text:tab/>var myVar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array"],</text:p><text:p text:style-name="P23"><text:tab/><text:tab/>var_6: 34.5</text:p><text:p text:style-name="P23"><text:tab/>};</text:p><text:p text:style-name="P23"/></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3"/><text:p text:style-name="P23"><text:tab/>PLC.writeStruct({</text:p><text:p text:style-name="P23"><text:tab/><text:tab/>name: ".TestStruct",</text:p><text:p text:style-name="P23"><text:tab/><text:tab/>def: structdef,</text:p><text:p text:style-name="P23"><text:tab/><text:tab/>val: myVar</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4">Data Type</text:p>
          </table:table-cell>
          <table:table-cell table:style-name="Tabelle35.B1" office:value-type="string">
            <text:p text:style-name="P24">Note</text:p>
          </table:table-cell>
        </table:table-row>
        <table:table-row>
          <table:table-cell table:style-name="Tabelle35.A2" office:value-type="string">
            <text:p text:style-name="P27">ARRAY</text:p>
          </table:table-cell>
          <table:table-cell table:style-name="Tabelle35.B2" office:value-type="string">
            <text:p text:style-name="P27"/>
          </table:table-cell>
        </table:table-row>
        <table:table-row>
          <table:table-cell table:style-name="Tabelle35.A2" office:value-type="string">
            <text:p text:style-name="P26">BOOL</text:p>
          </table:table-cell>
          <table:table-cell table:style-name="Tabelle35.B2" office:value-type="string">
            <text:p text:style-name="P26"/>
          </table:table-cell>
        </table:table-row>
        <table:table-row>
          <table:table-cell table:style-name="Tabelle35.A2" office:value-type="string">
            <text:p text:style-name="P26">BYTE</text:p>
          </table:table-cell>
          <table:table-cell table:style-name="Tabelle35.B2" office:value-type="string">
            <text:p text:style-name="P26"/>
          </table:table-cell>
        </table:table-row>
        <table:table-row>
          <table:table-cell table:style-name="Tabelle35.A2" office:value-type="string">
            <text:p text:style-name="P26">WORD</text:p>
          </table:table-cell>
          <table:table-cell table:style-name="Tabelle35.B2" office:value-type="string">
            <text:p text:style-name="P26"/>
          </table:table-cell>
        </table:table-row>
        <table:table-row>
          <table:table-cell table:style-name="Tabelle35.A2" office:value-type="string">
            <text:p text:style-name="P26">DWORD</text:p>
          </table:table-cell>
          <table:table-cell table:style-name="Tabelle35.B2" office:value-type="string">
            <text:p text:style-name="P26"/>
          </table:table-cell>
        </table:table-row>
        <table:table-row>
          <table:table-cell table:style-name="Tabelle35.A2" office:value-type="string">
            <text:p text:style-name="P26">USINT</text:p>
          </table:table-cell>
          <table:table-cell table:style-name="Tabelle35.B2" office:value-type="string">
            <text:p text:style-name="P26"/>
          </table:table-cell>
        </table:table-row>
        <table:table-row>
          <table:table-cell table:style-name="Tabelle35.A2" office:value-type="string">
            <text:p text:style-name="P26">SINT</text:p>
          </table:table-cell>
          <table:table-cell table:style-name="Tabelle35.B2" office:value-type="string">
            <text:p text:style-name="P26"/>
          </table:table-cell>
        </table:table-row>
        <table:table-row>
          <table:table-cell table:style-name="Tabelle35.A2" office:value-type="string">
            <text:p text:style-name="P26">UINT</text:p>
          </table:table-cell>
          <table:table-cell table:style-name="Tabelle35.B2" office:value-type="string">
            <text:p text:style-name="P26"/>
          </table:table-cell>
        </table:table-row>
        <table:table-row>
          <table:table-cell table:style-name="Tabelle35.A2" office:value-type="string">
            <text:p text:style-name="P26">INT</text:p>
          </table:table-cell>
          <table:table-cell table:style-name="Tabelle35.B2" office:value-type="string">
            <text:p text:style-name="P26"/>
          </table:table-cell>
        </table:table-row>
        <table:table-row>
          <table:table-cell table:style-name="Tabelle35.A2" office:value-type="string">
            <text:p text:style-name="P26">INT1DP</text:p>
          </table:table-cell>
          <table:table-cell table:style-name="Tabelle35.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6">UDINT</text:p>
          </table:table-cell>
          <table:table-cell table:style-name="Tabelle35.B2" office:value-type="string">
            <text:p text:style-name="P26"/>
          </table:table-cell>
        </table:table-row>
        <table:table-row>
          <table:table-cell table:style-name="Tabelle35.A2" office:value-type="string">
            <text:p text:style-name="P26">DINT</text:p>
          </table:table-cell>
          <table:table-cell table:style-name="Tabelle35.B2" office:value-type="string">
            <text:p text:style-name="P26"/>
          </table:table-cell>
        </table:table-row>
        <table:table-row>
          <table:table-cell table:style-name="Tabelle35.A2" office:value-type="string">
            <text:p text:style-name="P26">TIME</text:p>
          </table:table-cell>
          <table:table-cell table:style-name="Tabelle35.B2" office:value-type="string">
            <text:p text:style-name="P26">Without formatting the value must be specified in milliseconds. See chapter 9 for formatting parameters.</text:p>
          </table:table-cell>
        </table:table-row>
        <table:table-row>
          <table:table-cell table:style-name="Tabelle35.A2" office:value-type="string">
            <text:p text:style-name="P26">TOD</text:p>
          </table:table-cell>
          <table:table-cell table:style-name="Tabelle35.B2" office:value-type="string">
            <text:p text:style-name="P26">The value has to be a JS date object or a string (i.e. „21:33“).</text:p>
          </table:table-cell>
        </table:table-row>
        <table:table-row>
          <table:table-cell table:style-name="Tabelle35.A2" office:value-type="string">
            <text:p text:style-name="P26">DT</text:p>
          </table:table-cell>
          <table:table-cell table:style-name="Tabelle35.B2" office:value-type="string">
            <text:p text:style-name="P26">The value has to be a JS date object.</text:p>
          </table:table-cell>
        </table:table-row>
        <table:table-row>
          <table:table-cell table:style-name="Tabelle35.A2" office:value-type="string">
            <text:p text:style-name="P26">DATE</text:p>
          </table:table-cell>
          <table:table-cell table:style-name="Tabelle35.B2" office:value-type="string">
            <text:p text:style-name="P26">The value has to be a JS date object.</text:p>
          </table:table-cell>
        </table:table-row>
        <table:table-row>
          <table:table-cell table:style-name="Tabelle35.A2" office:value-type="string">
            <text:p text:style-name="P26">REAL</text:p>
          </table:table-cell>
          <table:table-cell table:style-name="Tabelle35.B2" office:value-type="string">
            <text:p text:style-name="P28"/>
          </table:table-cell>
        </table:table-row>
        <table:table-row>
          <table:table-cell table:style-name="Tabelle35.A2" office:value-type="string">
            <text:p text:style-name="P26">LREAL</text:p>
          </table:table-cell>
          <table:table-cell table:style-name="Tabelle35.B2" office:value-type="string">
            <text:p text:style-name="P28"/>
          </table:table-cell>
        </table:table-row>
        <table:table-row>
          <table:table-cell table:style-name="Tabelle35.A2" office:value-type="string">
            <text:p text:style-name="P26">STRING</text:p>
          </table:table-cell>
          <table:table-cell table:style-name="Tabelle35.B2" office:value-type="string">
            <text:p text:style-name="P26"/>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19.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6">An object containing information about the structure definition.</text:p>
          </table:table-cell>
        </table:table-row>
        <table:table-row>
          <table:table-cell table:style-name="Tabelle19.A2" office:value-type="string">
            <text:p text:style-name="Text_20_body"><text:span text:style-name="T8">id </text:span><text:span text:style-name="T12">(number, optional, undefined)</text:span></text:p>
            <text:p text:style-name="P3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4">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3"/><text:p text:style-name="P23"><text:tab/>TestArray: <text:s/>ARRAY [1..2] OF ST_Test;</text:p><text:p text:style-name="P23"/></draw:text-box></draw:frame></text:p>
      <text:h text:style-name="Heading_20_2" text:outline-level="2">8.1 Read Request</text:h>
      <text:p text:style-name="Text_20_body">The definition of the JavaScript array:</text:p>
      <text:p text:style-name="P18"><draw:frame draw:style-name="fr2" draw:name="Rahmen30" text:anchor-type="paragraph" svg:x="0.023cm" svg:y="0.266cm" svg:width="16.956cm" draw:z-index="25"><draw:text-box fo:min-height="2.274cm"><text:p text:style-name="P23"/><text:p text:style-name="P23"><text:tab/>var myArray = [];</text:p><text:p text:style-name="P23"/></draw:text-box></draw:frame></text:p>
      <text:p text:style-name="P18">The request definition itself is quite simple again. </text:p>
      <text:p text:style-name="P18"><draw:frame draw:style-name="fr2" draw:name="Rahmen31" text:anchor-type="paragraph" svg:x="0.023cm" svg:y="0.443cm" svg:width="16.956cm" draw:z-index="26"><draw:text-box fo:min-height="5.048cm"><text:p text:style-name="P23"/><text:p text:style-name="P23"><text:tab/>PLC.readArrayOfStruct({</text:p><text:p text:style-name="P23"><text:tab/><text:tab/>name: ".TestArray",</text:p><text:p text:style-name="P23"><text:tab/><text:tab/>def: structdef,</text:p><text:p text:style-name="P23"><text:tab/><text:tab/>jvar: "myArray"</text:p><text:p text:style-name="P23"><text:tab/>});</text:p><text:p text:style-name="P23"/></draw:text-box></draw:frame></text:p>
      <text:p text:style-name="P18"/>
      <text:p text:style-name="P18"/>
      <text:p text:style-name="P18"/>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4">Data Type</text:p>
          </table:table-cell>
          <table:table-cell table:style-name="Tabelle36.B1" office:value-type="string">
            <text:p text:style-name="P24">Note</text:p>
          </table:table-cell>
        </table:table-row>
        <table:table-row>
          <table:table-cell table:style-name="Tabelle36.A2" office:value-type="string">
            <text:p text:style-name="P27">ARRAY</text:p>
          </table:table-cell>
          <table:table-cell table:style-name="Tabelle36.B2" office:value-type="string">
            <text:p text:style-name="P25"/>
          </table:table-cell>
        </table:table-row>
        <table:table-row>
          <table:table-cell table:style-name="Tabelle36.A2" office:value-type="string">
            <text:p text:style-name="P26">BOOL</text:p>
          </table:table-cell>
          <table:table-cell table:style-name="Tabelle36.B2" office:value-type="string">
            <text:p text:style-name="P26"/>
          </table:table-cell>
        </table:table-row>
        <table:table-row>
          <table:table-cell table:style-name="Tabelle36.A2" office:value-type="string">
            <text:p text:style-name="P26">BYTE</text:p>
          </table:table-cell>
          <table:table-cell table:style-name="Tabelle36.B2" office:value-type="string">
            <text:p text:style-name="P26"/>
          </table:table-cell>
        </table:table-row>
        <table:table-row>
          <table:table-cell table:style-name="Tabelle36.A2" office:value-type="string">
            <text:p text:style-name="P26">WORD</text:p>
          </table:table-cell>
          <table:table-cell table:style-name="Tabelle36.B2" office:value-type="string">
            <text:p text:style-name="P26"/>
          </table:table-cell>
        </table:table-row>
        <table:table-row>
          <table:table-cell table:style-name="Tabelle36.A2" office:value-type="string">
            <text:p text:style-name="P26">DWORD</text:p>
          </table:table-cell>
          <table:table-cell table:style-name="Tabelle36.B2" office:value-type="string">
            <text:p text:style-name="P26"/>
          </table:table-cell>
        </table:table-row>
        <table:table-row>
          <table:table-cell table:style-name="Tabelle36.A2" office:value-type="string">
            <text:p text:style-name="P26">USINT</text:p>
          </table:table-cell>
          <table:table-cell table:style-name="Tabelle36.B2" office:value-type="string">
            <text:p text:style-name="P26"/>
          </table:table-cell>
        </table:table-row>
        <table:table-row>
          <table:table-cell table:style-name="Tabelle36.A2" office:value-type="string">
            <text:p text:style-name="P26">SINT</text:p>
          </table:table-cell>
          <table:table-cell table:style-name="Tabelle36.B2" office:value-type="string">
            <text:p text:style-name="P26"/>
          </table:table-cell>
        </table:table-row>
        <table:table-row>
          <table:table-cell table:style-name="Tabelle36.A2" office:value-type="string">
            <text:p text:style-name="P26">UINT</text:p>
          </table:table-cell>
          <table:table-cell table:style-name="Tabelle36.B2" office:value-type="string">
            <text:p text:style-name="P26"/>
          </table:table-cell>
        </table:table-row>
        <table:table-row>
          <table:table-cell table:style-name="Tabelle36.A2" office:value-type="string">
            <text:p text:style-name="P26">INT</text:p>
          </table:table-cell>
          <table:table-cell table:style-name="Tabelle36.B2" office:value-type="string">
            <text:p text:style-name="P26"/>
          </table:table-cell>
        </table:table-row>
        <table:table-row>
          <table:table-cell table:style-name="Tabelle36.A2" office:value-type="string">
            <text:p text:style-name="P26">INT1DP</text:p>
          </table:table-cell>
          <table:table-cell table:style-name="Tabelle36.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6">UDINT</text:p>
          </table:table-cell>
          <table:table-cell table:style-name="Tabelle36.B2" office:value-type="string">
            <text:p text:style-name="P26"/>
          </table:table-cell>
        </table:table-row>
        <table:table-row>
          <table:table-cell table:style-name="Tabelle36.A2" office:value-type="string">
            <text:p text:style-name="P26">DINT</text:p>
          </table:table-cell>
          <table:table-cell table:style-name="Tabelle36.B2" office:value-type="string">
            <text:p text:style-name="P26"/>
          </table:table-cell>
        </table:table-row>
        <table:table-row>
          <table:table-cell table:style-name="Tabelle36.A2" office:value-type="string">
            <text:p text:style-name="P26">TIME</text:p>
          </table:table-cell>
          <table:table-cell table:style-name="Tabelle36.B2" office:value-type="string">
            <text:p text:style-name="P26">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6">TOD</text:p>
          </table:table-cell>
          <table:table-cell table:style-name="Tabelle36.B2" office:value-type="string">
            <text:p text:style-name="P26">With a formatting information added time value is converted to a formatted string, otherwise the output is a date object.</text:p>
          </table:table-cell>
        </table:table-row>
        <table:table-row>
          <table:table-cell table:style-name="Tabelle36.A2" office:value-type="string">
            <text:p text:style-name="P26">DT</text:p>
          </table:table-cell>
          <table:table-cell table:style-name="Tabelle36.B2" office:value-type="string">
            <text:p text:style-name="P26">With a formatting information added time value is converted to a formatted string, otherwise the output is a date object.</text:p>
          </table:table-cell>
        </table:table-row>
        <table:table-row>
          <table:table-cell table:style-name="Tabelle36.A2" office:value-type="string">
            <text:p text:style-name="P26">DATE</text:p>
          </table:table-cell>
          <table:table-cell table:style-name="Tabelle36.B2" office:value-type="string">
            <text:p text:style-name="P26">With a formatting information added time value is converted to a formatted string, otherwise the output is a date object.</text:p>
          </table:table-cell>
        </table:table-row>
        <table:table-row>
          <table:table-cell table:style-name="Tabelle36.A2" office:value-type="string">
            <text:p text:style-name="P26">REAL</text:p>
          </table:table-cell>
          <table:table-cell table:style-name="Tabelle36.B2" office:value-type="string">
            <text:p text:style-name="P28">A value can be added to set the number of the decimal places. See chapter 9.</text:p>
          </table:table-cell>
        </table:table-row>
        <table:table-row>
          <table:table-cell table:style-name="Tabelle36.A2" office:value-type="string">
            <text:p text:style-name="P26">LREAL</text:p>
          </table:table-cell>
          <table:table-cell table:style-name="Tabelle36.B2" office:value-type="string">
            <text:p text:style-name="P28">A value can be added to set the number of the decimal places. See chapter 9.</text:p>
          </table:table-cell>
        </table:table-row>
        <table:table-row>
          <table:table-cell table:style-name="Tabelle36.A2" office:value-type="string">
            <text:p text:style-name="P26">STRING</text:p>
          </table:table-cell>
          <table:table-cell table:style-name="Tabelle36.B2" office:value-type="string">
            <text:p text:style-name="P26"/>
          </table:table-cell>
        </table:table-row>
      </table:table>
      <text:p text:style-name="P18"/>
      <text:h text:style-name="P71"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20.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0.A2" office:value-type="string">
            <text:p text:style-name="Text_20_body"><text:span text:style-name="T8">arrlen</text:span><text:span text:style-name="T3"> (number, required if the „addr“ parameter is used, undefined)</text:span></text:p>
            <text:p text:style-name="P40">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6">An object containing information about the structure definition.</text:p>
          </table:table-cell>
        </table:table-row>
        <table:table-row>
          <table:table-cell table:style-name="Tabelle20.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8">jvar</text:span><text:span text:style-name="T12"> (string, required, undefined)</text:span></text:p>
            <text:p text:style-name="P4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6">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3"/><text:p text:style-name="P23"><text:tab/>var myArray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 array."],</text:p><text:p text:style-name="P23"><text:tab/><text:tab/>var_6: 34.5</text:p><text:p text:style-name="P23"><text:tab/>},{</text:p><text:p text:style-name="P23"><text:tab/><text:tab/>var_1: 109,</text:p><text:p text:style-name="P23"><text:tab/><text:tab/>var_2: 873.40,</text:p><text:p text:style-name="P23"><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3"><text:tab/><text:tab/>var_5: ["This", "is a", <text:s/>"string", " array", "too." ],</text:p><text:p text:style-name="P23"><text:tab/><text:tab/>var_6: 122.9</text:p><text:p text:style-name="P23"><text:tab/>}];</text:p><text:p text:style-name="P23"/></draw:text-box></draw:frame></text:p>
      <text:p text:style-name="Text_20_body"><draw:frame draw:style-name="fr2" draw:name="Rahmen33" text:anchor-type="paragraph" svg:x="0.023cm" svg:y="0.443cm" svg:width="16.956cm" draw:z-index="28"><draw:text-box fo:min-height="5.048cm"><text:p text:style-name="P23"/><text:p text:style-name="P23"><text:tab/>PLC.writeArrayOfStruct({</text:p><text:p text:style-name="P23"><text:tab/><text:tab/>name: ".TestArray",</text:p><text:p text:style-name="P23"><text:tab/><text:tab/>def: structdef,</text:p><text:p text:style-name="P23"><text:tab/><text:tab/>val: myArray</text:p><text:p text:style-name="P23"><text:tab/>});</text:p><text:p text:style-name="P23"/></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4">Data Type</text:p>
          </table:table-cell>
          <table:table-cell table:style-name="Tabelle37.B1" office:value-type="string">
            <text:p text:style-name="P24">Note</text:p>
          </table:table-cell>
        </table:table-row>
        <table:table-row>
          <table:table-cell table:style-name="Tabelle37.A2" office:value-type="string">
            <text:p text:style-name="P27">ARRAY</text:p>
          </table:table-cell>
          <table:table-cell table:style-name="Tabelle37.B2" office:value-type="string">
            <text:p text:style-name="P27"/>
          </table:table-cell>
        </table:table-row>
        <table:table-row>
          <table:table-cell table:style-name="Tabelle37.A2" office:value-type="string">
            <text:p text:style-name="P26">BOOL</text:p>
          </table:table-cell>
          <table:table-cell table:style-name="Tabelle37.B2" office:value-type="string">
            <text:p text:style-name="P26"/>
          </table:table-cell>
        </table:table-row>
        <table:table-row>
          <table:table-cell table:style-name="Tabelle37.A2" office:value-type="string">
            <text:p text:style-name="P26">BYTE</text:p>
          </table:table-cell>
          <table:table-cell table:style-name="Tabelle37.B2" office:value-type="string">
            <text:p text:style-name="P26"/>
          </table:table-cell>
        </table:table-row>
        <table:table-row>
          <table:table-cell table:style-name="Tabelle37.A2" office:value-type="string">
            <text:p text:style-name="P26">WORD</text:p>
          </table:table-cell>
          <table:table-cell table:style-name="Tabelle37.B2" office:value-type="string">
            <text:p text:style-name="P26"/>
          </table:table-cell>
        </table:table-row>
        <table:table-row>
          <table:table-cell table:style-name="Tabelle37.A2" office:value-type="string">
            <text:p text:style-name="P26">DWORD</text:p>
          </table:table-cell>
          <table:table-cell table:style-name="Tabelle37.B2" office:value-type="string">
            <text:p text:style-name="P26"/>
          </table:table-cell>
        </table:table-row>
        <table:table-row>
          <table:table-cell table:style-name="Tabelle37.A2" office:value-type="string">
            <text:p text:style-name="P26">USINT</text:p>
          </table:table-cell>
          <table:table-cell table:style-name="Tabelle37.B2" office:value-type="string">
            <text:p text:style-name="P26"/>
          </table:table-cell>
        </table:table-row>
        <table:table-row>
          <table:table-cell table:style-name="Tabelle37.A2" office:value-type="string">
            <text:p text:style-name="P26">SINT</text:p>
          </table:table-cell>
          <table:table-cell table:style-name="Tabelle37.B2" office:value-type="string">
            <text:p text:style-name="P26"/>
          </table:table-cell>
        </table:table-row>
        <table:table-row>
          <table:table-cell table:style-name="Tabelle37.A2" office:value-type="string">
            <text:p text:style-name="P26">UINT</text:p>
          </table:table-cell>
          <table:table-cell table:style-name="Tabelle37.B2" office:value-type="string">
            <text:p text:style-name="P26"/>
          </table:table-cell>
        </table:table-row>
        <table:table-row>
          <table:table-cell table:style-name="Tabelle37.A2" office:value-type="string">
            <text:p text:style-name="P26">INT</text:p>
          </table:table-cell>
          <table:table-cell table:style-name="Tabelle37.B2" office:value-type="string">
            <text:p text:style-name="P26"/>
          </table:table-cell>
        </table:table-row>
        <table:table-row>
          <table:table-cell table:style-name="Tabelle37.A2" office:value-type="string">
            <text:p text:style-name="P26">INT1DP</text:p>
          </table:table-cell>
          <table:table-cell table:style-name="Tabelle37.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6">UDINT</text:p>
          </table:table-cell>
          <table:table-cell table:style-name="Tabelle37.B2" office:value-type="string">
            <text:p text:style-name="P26"/>
          </table:table-cell>
        </table:table-row>
        <table:table-row>
          <table:table-cell table:style-name="Tabelle37.A2" office:value-type="string">
            <text:p text:style-name="P26">DINT</text:p>
          </table:table-cell>
          <table:table-cell table:style-name="Tabelle37.B2" office:value-type="string">
            <text:p text:style-name="P26"/>
          </table:table-cell>
        </table:table-row>
        <table:table-row>
          <table:table-cell table:style-name="Tabelle37.A2" office:value-type="string">
            <text:p text:style-name="P26">TIME</text:p>
          </table:table-cell>
          <table:table-cell table:style-name="Tabelle37.B2" office:value-type="string">
            <text:p text:style-name="P26">Without formatting the value must be specified in milliseconds. See chapter 9 for formatting parameters.</text:p>
          </table:table-cell>
        </table:table-row>
        <table:table-row>
          <table:table-cell table:style-name="Tabelle37.A2" office:value-type="string">
            <text:p text:style-name="P26">TOD</text:p>
          </table:table-cell>
          <table:table-cell table:style-name="Tabelle37.B2" office:value-type="string">
            <text:p text:style-name="P26">The value has to be a JS date object or a string (i.e. „21:33“).</text:p>
          </table:table-cell>
        </table:table-row>
        <table:table-row>
          <table:table-cell table:style-name="Tabelle37.A2" office:value-type="string">
            <text:p text:style-name="P26">DT</text:p>
          </table:table-cell>
          <table:table-cell table:style-name="Tabelle37.B2" office:value-type="string">
            <text:p text:style-name="P26">The value has to be a JS date object.</text:p>
          </table:table-cell>
        </table:table-row>
        <table:table-row>
          <table:table-cell table:style-name="Tabelle37.A2" office:value-type="string">
            <text:p text:style-name="P26">DATE</text:p>
          </table:table-cell>
          <table:table-cell table:style-name="Tabelle37.B2" office:value-type="string">
            <text:p text:style-name="P26">The value has to be a JS date object.</text:p>
          </table:table-cell>
        </table:table-row>
        <table:table-row>
          <table:table-cell table:style-name="Tabelle37.A2" office:value-type="string">
            <text:p text:style-name="P26">REAL</text:p>
          </table:table-cell>
          <table:table-cell table:style-name="Tabelle37.B2" office:value-type="string">
            <text:p text:style-name="P28"/>
          </table:table-cell>
        </table:table-row>
        <table:table-row>
          <table:table-cell table:style-name="Tabelle37.A2" office:value-type="string">
            <text:p text:style-name="P26">LREAL</text:p>
          </table:table-cell>
          <table:table-cell table:style-name="Tabelle37.B2" office:value-type="string">
            <text:p text:style-name="P28"/>
          </table:table-cell>
        </table:table-row>
        <table:table-row>
          <table:table-cell table:style-name="Tabelle37.A2" office:value-type="string">
            <text:p text:style-name="P26">STRING</text:p>
          </table:table-cell>
          <table:table-cell table:style-name="Tabelle37.B2" office:value-type="string">
            <text:p text:style-name="P26"/>
          </table:table-cell>
        </table:table-row>
      </table:table>
      <text:p text:style-name="Text_20_body"/>
      <text:p text:style-name="Text_20_body"/>
      <text:p text:style-name="Text_20_body"/>
      <text:p text:style-name="Text_20_body"/>
      <text:h text:style-name="P71"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21.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1.A2" office:value-type="string">
            <text:p text:style-name="Text_20_body"><text:span text:style-name="T8">arrlen</text:span><text:span text:style-name="T3"> (number, required if the „addr“ parameter is used, undefined)</text:span></text:p>
            <text:p text:style-name="P41">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6">An object containing information about the structure definition.</text:p>
          </table:table-cell>
        </table:table-row>
        <table:table-row>
          <table:table-cell table:style-name="Tabelle21.A2" office:value-type="string">
            <text:p text:style-name="Text_20_body"><text:span text:style-name="T8">id </text:span><text:span text:style-name="T12">(number, optional, undefined)</text:span></text:p>
            <text:p text:style-name="P3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8">item</text:span><text:span text:style-name="T12"> (number, optional, undefined)</text:span></text:p>
            <text:p text:style-name="P46">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6">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6">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4">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37">A synchronous XMLHttpRequests is used if this option is set to „true“. This means that a script waits until the request is finished. The option overrides by the „syncXmlHttp“ parameter of the client.</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Other Methods</text:h>
      <text:h text:style-name="Heading_20_2" text:outline-level="2">9.1 Import/Export the Symbol Table</text:h>
      <text:p text:style-name="Text_20_body">With V3.2 there are 2 new methods for reading and writing the symbol table from/to a JS string variable. This was especially intended for Tasker scripts to help you write/read the symbols in/from a file.</text:p>
      <text:h text:style-name="P71" text:outline-level="3">Methods for Handling the Symbol Table (Type, Arguments, Return)</text:h>
      <table:table table:name="Tabelle30" table:style-name="Tabelle30">
        <table:table-column table:style-name="Tabelle30.A"/>
        <table:table-row>
          <table:table-cell table:style-name="Tabelle30.A1" office:value-type="string">
            <text:p text:style-name="P19">logSymbols <text:span text:style-name="T12">(function, none, undefined)</text:span></text:p>
            <text:p text:style-name="P63">With this method you can output the internal symbol table to the JavaScript console of your browser.</text:p>
          </table:table-cell>
        </table:table-row>
        <table:table-row>
          <table:table-cell table:style-name="Tabelle30.A1" office:value-type="string">
            <text:p text:style-name="P19">getSymbolsAsJSON <text:span text:style-name="T12">(function, none, string)</text:span></text:p>
            <text:p text:style-name="P63">This is a method to store the internal symbol table in a JSON string. </text:p>
            <text:p text:style-name="P63">Example: var jstr = PLC.getSymbolsAsJSON();</text:p>
          </table:table-cell>
        </table:table-row>
        <table:table-row>
          <table:table-cell table:style-name="Tabelle30.A1" office:value-type="string">
            <text:p text:style-name="P19">setSymbolsFromJSON <text:span text:style-name="T12">(function, string, undefined)</text:span></text:p>
            <text:p text:style-name="P63">This is a method to build the internal symbol table from a JSON string.</text:p>
            <text:p text:style-name="P63">Example: PLC.setSymbolsFromJSON(jstr);</text:p>
          </table:table-cell>
        </table:table-row>
      </table:table>
      <text:p text:style-name="P18"/>
      <text:p text:style-name="Text_20_body"/>
      <text:h text:style-name="Heading_20_2" text:outline-level="2">9.2 Check the PLC State</text:h>
      <text:h text:style-name="P71" text:outline-level="3">Methods for Reading the ADS State (Type, Arguments, Return)</text:h>
      <table:table table:name="Tabelle38" table:style-name="Tabelle38">
        <table:table-column table:style-name="Tabelle38.A"/>
        <table:table-row>
          <table:table-cell table:style-name="Tabelle38.A1" office:value-type="string">
            <text:p text:style-name="P19">readAdsState <text:span text:style-name="T12">(function, none, undefined)</text:span></text:p>
            <text:p text:style-name="P63">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h text:style-name="P69" text:outline-level="1"><text:soft-page-break/>Type Dependent Parameters</text:h>
      <text:h text:style-name="Heading_20_2" text:outline-level="2">10.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REAL.1",</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3"/><text:p text:style-name="P29"><text:tab/>var structdef = {<text:line-break/> <text:tab/><text:tab/>myreal: "REAL.2"<text:line-break/> <text:s text:c="3"/><text:tab/>};</text:p><text:p text:style-name="P23"/></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3"/><text:p text:style-name="P23"><text:tab/>PLC.readReal({</text:p><text:p text:style-name="P23"><text:s text:c="4"/><text:tab/><text:tab/>name: "MAIN.RealVar",</text:p><text:p text:style-name="P23"><text:tab/><text:tab/>dp: 2,</text:p><text:p text:style-name="P23"><text:tab/><text:tab/>jvar: "myVar"</text:p><text:p text:style-name="P23"><text:s text:c="12"/>});</text:p><text:p text:style-name="P23"/></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p text:style-name="P21"/>
      <text:h text:style-name="Heading_20_2" text:outline-level="2">10.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3"/><text:p text:style-name="P23"><text:tab/>MyString: STRING(10);</text:p><text:p text:style-name="P23"/></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3"/><text:p text:style-name="P23"><text:tab/>PLC.readReq({</text:p><text:p text:style-name="P23"><text:s text:c="12"/><text:tab/>addr: "%MB16",</text:p><text:p text:style-name="P23"><text:tab/><text:tab/>seq: true,</text:p><text:p text:style-name="P23"><text:s text:c="12"/><text:tab/><text:tab/>items: [{</text:p><text:p text:style-name="P23"><text:s text:c="20"/><text:tab/><text:tab/><text:tab/>type: "STRING.10",</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3"/><text:p text:style-name="P29"><text:tab/>var structdef = {<text:line-break/> <text:tab/><text:tab/>mystring: "STRING.10"<text:line-break/> <text:s text:c="3"/><text:tab/>};</text:p><text:p text:style-name="P23"/></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0.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3"/><text:p text:style-name="P23"><text:tab/>PLC.readReq({</text:p><text:p text:style-name="P23"><text:s text:c="12"/><text:tab/>addr: "%MB50",</text:p><text:p text:style-name="P23"><text:tab/><text:tab/>seq: true,</text:p><text:p text:style-name="P23"><text:s text:c="12"/><text:tab/><text:tab/>items: [{</text:p><text:p text:style-name="P23"><text:s text:c="20"/><text:tab/><text:tab/><text:tab/>type: "TIME.#h",</text:p><text:p text:style-name="P23"><text:tab/><text:tab/><text:tab/><text:tab/>jvar: "myVar"</text:p><text:p text:style-name="P23"><text:s text:c="16"/><text:tab/><text:tab/>}]</text:p><text:p text:style-name="P23"><text:tab/><text:tab/>}</text:p><text:p text:style-name="P23"><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3"/><text:p text:style-name="P29"><text:tab/>var structdef = {<text:line-break/> <text:tab/><text:tab/>mytime: "TIME.#hh# - #mm# - #ss"<text:line-break/> <text:s text:c="3"/><text:tab/>};</text:p><text:p text:style-name="P23"/></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3"/><text:p text:style-name="P29"><text:tab/>var structdef = {<text:line-break/> <text:tab/><text:tab/>mytime: "TIME.#Actual time: #hh# hours, #mm# minutes and #ss# seconds."<text:line-break/> <text:s text:c="3"/><text:tab/>};</text:p><text:p text:style-name="P23"/></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3"/><text:p text:style-name="P23"><text:tab/>PLC.writeTime({</text:p><text:p text:style-name="P23"><text:s text:c="4"/><text:tab/><text:tab/>name: ".TimeVar",</text:p><text:p text:style-name="P23"><text:tab/><text:tab/>val: 1200</text:p><text:p text:style-name="P23"><text:s text:c="12"/>});</text:p><text:p text:style-name="P23"/></draw:text-box></draw:frame></text:p>
      <text:p text:style-name="Text_20_body">Writing a value of 4 minutes:</text:p>
      <text:p text:style-name="Text_20_body"><draw:frame draw:style-name="fr3" draw:name="Rahmen42" text:anchor-type="paragraph" svg:width="16.956cm" draw:z-index="36"><draw:text-box fo:min-height="4.367cm"><text:p text:style-name="P23"/><text:p text:style-name="P23"><text:tab/>PLC.writeTime({</text:p><text:p text:style-name="P23"><text:s text:c="4"/><text:tab/><text:tab/>name: ".TimeVar",</text:p><text:p text:style-name="P23"><text:tab/><text:tab/>format: #m,</text:p><text:p text:style-name="P23"><text:tab/><text:tab/>val: 4</text:p><text:p text:style-name="P23"><text:s text:c="12"/>});</text:p><text:p text:style-name="P23"/></draw:text-box></draw:frame></text:p>
      <text:p text:style-name="Text_20_body"/>
      <text:p text:style-name="Text_20_body"/>
      <text:p text:style-name="Text_20_body"/>
      <text:p text:style-name="Text_20_body"/>
      <text:p text:style-name="Text_20_body"/>
      <text:h text:style-name="P71"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4">Instruction</text:p>
          </table:table-cell>
          <table:table-cell table:style-name="Tabelle22.B1" office:value-type="string">
            <text:p text:style-name="P24">Return Value</text:p>
          </table:table-cell>
        </table:table-row>
        <table:table-row>
          <table:table-cell table:style-name="Tabelle22.A2" office:value-type="string">
            <text:p text:style-name="P27">none</text:p>
          </table:table-cell>
          <table:table-cell table:style-name="Tabelle22.B2" office:value-type="string">
            <text:p text:style-name="P27">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10.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0"><draw:text-box fo:min-height="8.04cm"><text:p text:style-name="P23"/><text:p text:style-name="P23"><text:tab/>PLC.readReq({</text:p><text:p text:style-name="P23"><text:s text:c="12"/><text:tab/>addr: "%MB250",</text:p><text:p text:style-name="P23"><text:tab/><text:tab/>seq: true,</text:p><text:p text:style-name="P23"><text:s text:c="12"/><text:tab/><text:tab/>items: [{</text:p><text:p text:style-name="P23"><text:s text:c="20"/><text:tab/><text:tab/><text:tab/>type: "TOD.#hh#:#mm",</text:p><text:p text:style-name="P23"><text:tab/><text:tab/><text:tab/><text:tab/>jvar: "myVar"</text:p><text:p text:style-name="P23"><text:s text:c="16"/><text:tab/><text:tab/>}]</text:p><text:p text:style-name="P23"><text:tab/><text:tab/>}</text:p><text:p text:style-name="P23"><text:tab/>);</text:p></draw:text-box></draw:frame></text:p>
      <text:p text:style-name="P17">A read request with 2 variables:</text:p>
      <text:p text:style-name="P17"><draw:frame draw:style-name="fr2" draw:name="Rahmen48" text:anchor-type="paragraph" svg:x="0.023cm" svg:y="0.235cm" svg:width="16.956cm" draw:z-index="41"><draw:text-box fo:min-height="10.037cm"><text:p text:style-name="P23"/><text:p text:style-name="P23"><text:tab/>PLC.readReq({</text:p><text:p text:style-name="P23"><text:s text:c="12"/><text:tab/>addr: "%MB260",</text:p><text:p text:style-name="P23"><text:tab/><text:tab/>seq: true,</text:p><text:p text:style-name="P23"><text:s text:c="12"/><text:tab/><text:tab/>items: [{</text:p><text:p text:style-name="P23"><text:s text:c="20"/><text:tab/><text:tab/><text:tab/>type: "DT.#WEEKDAY#, #hh#:#mm",</text:p><text:p text:style-name="P23"><text:tab/><text:tab/><text:tab/><text:tab/>jvar: "myVar"</text:p><text:p text:style-name="P23"><text:s text:c="16"/><text:tab/><text:tab/>},{</text:p><text:p text:style-name="P23"><text:s text:c="20"/><text:tab/><text:tab/><text:tab/>type: "DATE.#DD#. #MONTH# #YYYY",</text:p><text:p text:style-name="P23"><text:tab/><text:tab/><text:tab/><text:tab/>jvar: "myVar2"</text:p><text:p text:style-name="P23"><text:s text:c="16"/><text:tab/><text:tab/>}]</text:p><text:p text:style-name="P23"><text:tab/><text:tab/>}</text:p><text:p text:style-name="P23"><text:tab/>);</text:p></draw:text-box></draw:frame></text:p>
      <text:p text:style-name="P17"><text:soft-page-break/>An example of reading an array of DT values:</text:p>
      <text:p text:style-name="P17"><draw:frame draw:style-name="fr2" draw:name="Rahmen49" text:anchor-type="paragraph" svg:x="0.023cm" svg:y="0.115cm" svg:width="16.956cm" draw:z-index="42"><draw:text-box fo:min-height="4.367cm"><text:p text:style-name="P23"/><text:p text:style-name="P23"><text:tab/>PLC.readArrayOfDt({</text:p><text:p text:style-name="P23"><text:s text:c="4"/><text:tab/><text:tab/>name: ".DateArray",</text:p><text:p text:style-name="P23"><text:tab/><text:tab/>format: ''#DD#.#MM#.#YY#, #hh#:#mm",</text:p><text:p text:style-name="P23"><text:tab/><text:tab/>jvar: ''myArray''</text:p><text:p text:style-name="P23"><text:s text:c="12"/>});</text:p><text:p text:style-name="P23"/></draw:text-box></draw:frame></text:p>
      <text:p text:style-name="P17">The write requests for these types require a date object as input value, only or TOD strings are also accepted. Formatting parameters are not supported.</text:p>
      <text:p text:style-name="P17"><draw:frame draw:style-name="fr2" draw:name="Rahmen50" text:anchor-type="paragraph" svg:x="0.023cm" svg:y="0.104cm" svg:width="16.956cm" draw:z-index="43"><draw:text-box fo:min-height="4.367cm"><text:p text:style-name="P23"/><text:p text:style-name="P23"><text:tab/>var myVar = new Date("January 3, 2012 18:54:00");</text:p><text:p text:style-name="P23"><text:s/></text:p><text:p text:style-name="P23"><text:tab/>PLC.writeDt({</text:p><text:p text:style-name="P23"><text:s text:c="4"/><text:tab/><text:tab/>name: ".DateVar",</text:p><text:p text:style-name="P23"><text:tab/><text:tab/>val: myVar</text:p><text:p text:style-name="P23"><text:s text:c="12"/>});</text:p><text:p text:style-name="P23"/></draw:text-box></draw:frame></text:p>
      <text:p text:style-name="P17"><draw:frame draw:style-name="fr2" draw:name="Rahmen15" text:anchor-type="paragraph" svg:x="0.023cm" svg:y="0.104cm" svg:width="16.956cm" draw:z-index="49"><draw:text-box fo:min-height="4.367cm"><text:p text:style-name="P23"/><text:p text:style-name="P23"><text:tab/>PLC.writeTod({</text:p><text:p text:style-name="P23"><text:s text:c="4"/><text:tab/><text:tab/>name: ".TODVar",</text:p><text:p text:style-name="P23"><text:tab/><text:tab/>val: „12:33“</text:p><text:p text:style-name="P23"><text:s text:c="12"/>});</text:p><text:p text:style-name="P23"/></draw:text-box></draw:frame></text:p>
      <text:p text:style-name="P17"/>
      <text:p text:style-name="P17"/>
      <text:p text:style-name="P17"/>
      <text:p text:style-name="P17"/>
      <text:p text:style-name="P17"/>
      <text:h text:style-name="P71"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4">Instruction</text:p>
          </table:table-cell>
          <table:table-cell table:style-name="Tabelle23.B1" office:value-type="string">
            <text:p text:style-name="P24">Return Value</text:p>
          </table:table-cell>
        </table:table-row>
        <table:table-row>
          <table:table-cell table:style-name="Tabelle23.A2" office:value-type="string">
            <text:p text:style-name="P27">none</text:p>
          </table:table-cell>
          <table:table-cell table:style-name="Tabelle23.B2" office:value-type="string">
            <text:p text:style-name="P27">JavaScript date object</text:p>
          </table:table-cell>
        </table:table-row>
        <table:table-row>
          <table:table-cell table:style-name="Tabelle23.A2" office:value-type="string">
            <text:p text:style-name="P27">YYYY</text:p>
          </table:table-cell>
          <table:table-cell table:style-name="Tabelle23.B2" office:value-type="string">
            <text:p text:style-name="P27">full year</text:p>
          </table:table-cell>
        </table:table-row>
        <table:table-row>
          <table:table-cell table:style-name="Tabelle23.A2" office:value-type="string">
            <text:p text:style-name="P27">YY</text:p>
          </table:table-cell>
          <table:table-cell table:style-name="Tabelle23.B2" office:value-type="string">
            <text:p text:style-name="P27">year</text:p>
          </table:table-cell>
        </table:table-row>
        <table:table-row>
          <table:table-cell table:style-name="Tabelle23.A2" office:value-type="string">
            <text:p text:style-name="P27">MONTH</text:p>
          </table:table-cell>
          <table:table-cell table:style-name="Tabelle23.B2" office:value-type="string">
            <text:p text:style-name="P27">full name of month</text:p>
          </table:table-cell>
        </table:table-row>
        <table:table-row>
          <table:table-cell table:style-name="Tabelle23.A2" office:value-type="string">
            <text:p text:style-name="P27">MON</text:p>
          </table:table-cell>
          <table:table-cell table:style-name="Tabelle23.B2" office:value-type="string">
            <text:p text:style-name="P27">short name of month</text:p>
          </table:table-cell>
        </table:table-row>
        <table:table-row>
          <table:table-cell table:style-name="Tabelle23.A2" office:value-type="string">
            <text:p text:style-name="P27">MM</text:p>
          </table:table-cell>
          <table:table-cell table:style-name="Tabelle23.B2" office:value-type="string">
            <text:p text:style-name="P27">month 01-12, 2 digits</text:p>
          </table:table-cell>
        </table:table-row>
        <table:table-row>
          <table:table-cell table:style-name="Tabelle23.A2" office:value-type="string">
            <text:p text:style-name="P27">M</text:p>
          </table:table-cell>
          <table:table-cell table:style-name="Tabelle23.B2" office:value-type="string">
            <text:p text:style-name="P27">month 1-12, 1or 2 digits</text:p>
          </table:table-cell>
        </table:table-row>
        <table:table-row>
          <table:table-cell table:style-name="Tabelle23.A2" office:value-type="string">
            <text:p text:style-name="P27">WEEKDAY</text:p>
          </table:table-cell>
          <table:table-cell table:style-name="Tabelle23.B2" office:value-type="string">
            <text:p text:style-name="P27">weekday, full name</text:p>
          </table:table-cell>
        </table:table-row>
        <table:table-row>
          <table:table-cell table:style-name="Tabelle23.A2" office:value-type="string">
            <text:p text:style-name="P27">WKD</text:p>
          </table:table-cell>
          <table:table-cell table:style-name="Tabelle23.B2" office:value-type="string">
            <text:p text:style-name="P27">weekday, short name</text:p>
          </table:table-cell>
        </table:table-row>
        <table:table-row>
          <table:table-cell table:style-name="Tabelle23.A2" office:value-type="string">
            <text:p text:style-name="P27">WD</text:p>
          </table:table-cell>
          <table:table-cell table:style-name="Tabelle23.B2" office:value-type="string">
            <text:p text:style-name="P27">weekday 0-6</text:p>
          </table:table-cell>
        </table:table-row>
        <table:table-row>
          <table:table-cell table:style-name="Tabelle23.A2" office:value-type="string">
            <text:p text:style-name="P27">DD</text:p>
          </table:table-cell>
          <table:table-cell table:style-name="Tabelle23.B2" office:value-type="string">
            <text:p text:style-name="P27">day of month 01-31, 2 digits</text:p>
          </table:table-cell>
        </table:table-row>
        <table:table-row>
          <table:table-cell table:style-name="Tabelle23.A2" office:value-type="string">
            <text:p text:style-name="P27">D</text:p>
          </table:table-cell>
          <table:table-cell table:style-name="Tabelle23.B2" office:value-type="string">
            <text:p text:style-name="P27">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39369841" text:style-name="L1">
        <text:list-item>
          <text:p text:style-name="P56">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6">You can also use the „debug“ parameter that every request supports. If you execute a request with this option set to „true“ all internal used information (descriptor, <text:s/>ADS parameter) for this request will be written to the console.</text:p>
        </text:list-item>
        <text:list-item>
          <text:p text:style-name="P56">During the development of a project you should use the TAME version with comments, not the minified one as error messages can be crippled. </text:p>
        </text:list-item>
        <text:list-item>
          <text:p text:style-name="P56">Don't forget that JavaScript is case sensitive.</text:p>
        </text:list-item>
        <text:list-item>
          <text:p text:style-name="P56">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1"><text:soft-page-break/>Tips &amp; Tricks</text:h>
      <text:p text:style-name="Text_20_body"/>
      <text:list xml:id="list39370729" text:style-name="L2">
        <text:list-item>
          <text:p text:style-name="P57">For a good performance it is important that not too many requests are executed at the same time. I recommend to have only one request for fast cyclic polling (&lt;= 1s). </text:p>
        </text:list-item>
        <text:list-item>
          <text:p text:style-name="P57">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7">If you encounter stuckings with fast cyclic polling on slow connections you can set an ID for the request and look if it gets better.</text:p>
        </text:list-item>
        <text:list-item>
          <text:p text:style-name="P57">Other than x86-based systems (i.e. PC's, CX10xx) ARM-based devices (i.e. CX90xx) use a 4-byte memory alignment. Every variable of 4-byte length has to be set to an address that must be divisible by 4 (compiling the project TwinCAT otherwise generates an error message). </text:p>
          <text:p text:style-name="P57">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7">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57">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8">So instead of using a fixed domain:</text:p>
          <text:p text:style-name="P59"><text:s text:c="4"/>„serviceUrl: 'http://192.168.1.2/TcAdsWebService/TcAdsWebService.dll',“,</text:p>
          <text:p text:style-name="P59">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2</text:chapter><text:tab/><text:chapter text:display="name" text:outline-level="1">Tips &amp; Tricks</text:chapter></text:p>
      </style:header>
      <style:footer>
        <text:p text:style-name="MP1"><text:page-number text:select-page="current">67</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3-03-18T20:51:37.76</dc:date>
    <meta:editing-duration>P5DT47M58S</meta:editing-duration>
    <meta:editing-cycles>251</meta:editing-cycles>
    <meta:generator>LibreOffice/3.5$Windows_x86 LibreOffice_project/235ab8a-3802056-4a8fed3-2d66ea8-e241b80</meta:generator>
    <meta:document-statistic meta:table-count="41" meta:image-count="0" meta:object-count="0" meta:page-count="71" meta:paragraph-count="1286" meta:word-count="11694" meta:character-count="72412" meta:non-whitespace-character-count="60015"/>
  </office:meta>
</office:document-meta>
</file>